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3">
            <text:p>13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13">
            <text:p>21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33">
            <text:p>23.3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2443">
            <text:p>1244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2520">
            <text:p>1252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324">
            <text:p>1332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18">
            <text:p>2021-01-1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51 - 1.06)">
            <text:p>(0.51 - 1.0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66">
            <text:p>0.6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1010.5">
            <text:p>1010.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81809946121203">
            <text:p>0.0481809946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7318344129638">
            <text:p>1.173183441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4.7301750770287">
            <text:p>14.73017507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86.625">
            <text:p>1086.6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8281569359282">
            <text:p>0.0482815694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7355446823949">
            <text:p>1.1735544682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4.7002015692393">
            <text:p>14.7002015692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89">
            <text:p>789</text:p>
          </table:table-cell>
          <table:table-cell office:value-type="float" office:value="1252.75">
            <text:p>1252.75</text:p>
          </table:table-cell>
          <table:table-cell office:value-type="float" office:value="0.00795121951219512">
            <text:p>0.0079512195</text:p>
          </table:table-cell>
          <table:table-cell office:value-type="float" office:value="0.0558623619371283">
            <text:p>0.0558623619</text:p>
          </table:table-cell>
          <table:table-cell office:value-type="float" office:value="0.0527362660492528">
            <text:p>0.052736266</text:p>
          </table:table-cell>
          <table:table-cell office:value-type="float" office:value="1.02795318320048">
            <text:p>1.0279531832</text:p>
          </table:table-cell>
          <table:table-cell office:value-type="float" office:value="1.20163464960309">
            <text:p>1.2016346496</text:p>
          </table:table-cell>
          <table:table-cell office:value-type="float" office:value="1.19002791413575">
            <text:p>1.1900279141</text:p>
          </table:table-cell>
          <table:table-cell office:value-type="float" office:value="0">
            <text:p>0</text:p>
          </table:table-cell>
          <table:table-cell office:value-type="float" office:value="12.7515591072707">
            <text:p>12.7515591073</text:p>
          </table:table-cell>
          <table:table-cell office:value-type="float" office:value="13.4872581425518">
            <text:p>13.487258142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830.5">
            <text:p>830.5</text:p>
          </table:table-cell>
          <table:table-cell office:value-type="float" office:value="1445.375">
            <text:p>1445.375</text:p>
          </table:table-cell>
          <table:table-cell office:value-type="float" office:value="0.0189979909593169">
            <text:p>0.018997991</text:p>
          </table:table-cell>
          <table:table-cell office:value-type="float" office:value="0.0553888221955449">
            <text:p>0.0553888222</text:p>
          </table:table-cell>
          <table:table-cell office:value-type="float" office:value="0.0579843141974566">
            <text:p>0.0579843142</text:p>
          </table:table-cell>
          <table:table-cell office:value-type="float" office:value="1.06720037873217">
            <text:p>1.0672003787</text:p>
          </table:table-cell>
          <table:table-cell office:value-type="float" office:value="1.19987400406786">
            <text:p>1.1998740041</text:p>
          </table:table-cell>
          <table:table-cell office:value-type="float" office:value="1.20953497384928">
            <text:p>1.2095349738</text:p>
          </table:table-cell>
          <table:table-cell office:value-type="float" office:value="0">
            <text:p>0</text:p>
          </table:table-cell>
          <table:table-cell office:value-type="float" office:value="12.8576667144784">
            <text:p>12.8576667145</text:p>
          </table:table-cell>
          <table:table-cell office:value-type="float" office:value="12.2973643317493">
            <text:p>12.297364331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740">
            <text:p>15740</text:p>
          </table:table-cell>
          <table:table-cell office:value-type="float" office:value="26295">
            <text:p>26295</text:p>
          </table:table-cell>
          <table:table-cell office:value-type="float" office:value="397">
            <text:p>397</text:p>
          </table:table-cell>
          <table:table-cell office:value-type="float" office:value="744.125">
            <text:p>744.125</text:p>
          </table:table-cell>
          <table:table-cell office:value-type="float" office:value="1231.125">
            <text:p>1231.125</text:p>
          </table:table-cell>
          <table:table-cell office:value-type="float" office:value="0.0376660341555977">
            <text:p>0.0376660342</text:p>
          </table:table-cell>
          <table:table-cell office:value-type="float" office:value="0.0472760482846252">
            <text:p>0.0472760483</text:p>
          </table:table-cell>
          <table:table-cell office:value-type="float" office:value="0.0468197375926982">
            <text:p>0.0468197376</text:p>
          </table:table-cell>
          <table:table-cell office:value-type="float" office:value="1.13461183059745">
            <text:p>1.1346118306</text:p>
          </table:table-cell>
          <table:table-cell office:value-type="float" office:value="1.16984681748935">
            <text:p>1.1698468175</text:p>
          </table:table-cell>
          <table:table-cell office:value-type="float" office:value="1.16816557371781">
            <text:p>1.1681655737</text:p>
          </table:table-cell>
          <table:table-cell office:value-type="float" office:value="18.7468844942737">
            <text:p>18.7468844943</text:p>
          </table:table-cell>
          <table:table-cell office:value-type="float" office:value="15.0056043019508">
            <text:p>15.005604302</text:p>
          </table:table-cell>
          <table:table-cell office:value-type="float" office:value="15.1485241205486">
            <text:p>15.148524120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table:number-columns-repeated="2" office:value-type="float" office:value="666">
            <text:p>666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7279">
            <text:p>2727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919.625">
            <text:p>919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337118296125225">
            <text:p>0.0337118296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12021891905724">
            <text:p>1.1202189191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0.9056066029612">
            <text:p>20.90560660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559">
            <text:p>559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531">
            <text:p>28531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494">
            <text:p>494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73145000175248">
            <text:p>0.0173145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6118834220662">
            <text:p>1.0611883422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30183">
            <text:p>30183</text:p>
          </table:table-cell>
          <table:table-cell office:value-type="float" office:value="604.625">
            <text:p>604.625</text:p>
          </table:table-cell>
          <table:table-cell office:value-type="float" office:value="1083.25">
            <text:p>1083.25</text:p>
          </table:table-cell>
          <table:table-cell office:value-type="float" office:value="197.875">
            <text:p>197.875</text:p>
          </table:table-cell>
          <table:table-cell office:value-type="float" office:value="0.0549909049567985">
            <text:p>0.054990905</text:p>
          </table:table-cell>
          <table:table-cell office:value-type="float" office:value="0.0581798163166658">
            <text:p>0.0581798163</text:p>
          </table:table-cell>
          <table:table-cell office:value-type="float" office:value="0.0065558426929066">
            <text:p>0.0065558427</text:p>
          </table:table-cell>
          <table:table-cell office:value-type="float" office:value="1.19839520661961">
            <text:p>1.1983952066</text:p>
          </table:table-cell>
          <table:table-cell office:value-type="float" office:value="1.21026374352055">
            <text:p>1.2102637435</text:p>
          </table:table-cell>
          <table:table-cell office:value-type="float" office:value="1.02302968840906">
            <text:p>1.0230296884</text:p>
          </table:table-cell>
          <table:table-cell office:value-type="float" office:value="12.9482419890446">
            <text:p>12.948241989</text:p>
          </table:table-cell>
          <table:table-cell office:value-type="float" office:value="12.2571843795625">
            <text:p>12.25718437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49">
            <text:p>749</text:p>
          </table:table-cell>
          <table:table-cell office:value-type="float" office:value="12245">
            <text:p>12245</text:p>
          </table:table-cell>
          <table:table-cell office:value-type="float" office:value="19444">
            <text:p>19444</text:p>
          </table:table-cell>
          <table:table-cell office:value-type="float" office:value="30705">
            <text:p>30705</text:p>
          </table:table-cell>
          <table:table-cell office:value-type="float" office:value="644.5">
            <text:p>644.5</text:p>
          </table:table-cell>
          <table:table-cell office:value-type="float" office:value="913">
            <text:p>913</text:p>
          </table:table-cell>
          <table:table-cell office:value-type="float" office:value="-86.125">
            <text:p>-86.125</text:p>
          </table:table-cell>
          <table:table-cell office:value-type="float" office:value="0.0526337280522662">
            <text:p>0.0526337281</text:p>
          </table:table-cell>
          <table:table-cell office:value-type="float" office:value="0.0469553589796338">
            <text:p>0.046955359</text:p>
          </table:table-cell>
          <table:table-cell office:value-type="float" office:value="-0.00280491776583618">
            <text:p>-0.0028049178</text:p>
          </table:table-cell>
          <table:table-cell office:value-type="float" office:value="1.18964785446714">
            <text:p>1.1896478545</text:p>
          </table:table-cell>
          <table:table-cell office:value-type="float" office:value="1.16866517567305">
            <text:p>1.1686651757</text:p>
          </table:table-cell>
          <table:table-cell office:value-type="float" office:value="0.990198208244373">
            <text:p>0.9901982082</text:p>
          </table:table-cell>
          <table:table-cell office:value-type="float" office:value="13.5128694758015">
            <text:p>13.5128694758</text:p>
          </table:table-cell>
          <table:table-cell office:value-type="float" office:value="15.1057564606294">
            <text:p>15.1057564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3052">
            <text:p>13052</text:p>
          </table:table-cell>
          <table:table-cell office:value-type="float" office:value="20441">
            <text:p>20441</text:p>
          </table:table-cell>
          <table:table-cell office:value-type="float" office:value="29165">
            <text:p>29165</text:p>
          </table:table-cell>
          <table:table-cell office:value-type="float" office:value="651">
            <text:p>651</text:p>
          </table:table-cell>
          <table:table-cell office:value-type="float" office:value="621.75">
            <text:p>621.75</text:p>
          </table:table-cell>
          <table:table-cell office:value-type="float" office:value="-66">
            <text:p>-66</text:p>
          </table:table-cell>
          <table:table-cell office:value-type="float" office:value="0.0498774134232302">
            <text:p>0.0498774134</text:p>
          </table:table-cell>
          <table:table-cell office:value-type="float" office:value="0.0304168093537498">
            <text:p>0.0304168094</text:p>
          </table:table-cell>
          <table:table-cell office:value-type="float" office:value="-0.00226298645636894">
            <text:p>-0.0022629865</text:p>
          </table:table-cell>
          <table:table-cell office:value-type="float" office:value="1.1794469494661">
            <text:p>1.1794469495</text:p>
          </table:table-cell>
          <table:table-cell office:value-type="float" office:value="1.108272190029">
            <text:p>1.10827219</text:p>
          </table:table-cell>
          <table:table-cell office:value-type="float" office:value="0.992089584773804">
            <text:p>0.9920895848</text:p>
          </table:table-cell>
          <table:table-cell office:value-type="float" office:value="14.240777576988">
            <text:p>14.240777577</text:p>
          </table:table-cell>
          <table:table-cell office:value-type="float" office:value="23.1331364179295">
            <text:p>23.13313641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13804">
            <text:p>13804</text:p>
          </table:table-cell>
          <table:table-cell office:value-type="float" office:value="20507">
            <text:p>20507</text:p>
          </table:table-cell>
          <table:table-cell office:value-type="float" office:value="28801">
            <text:p>28801</text:p>
          </table:table-cell>
          <table:table-cell office:value-type="float" office:value="817.5">
            <text:p>817.5</text:p>
          </table:table-cell>
          <table:table-cell office:value-type="float" office:value="57.75">
            <text:p>57.75</text:p>
          </table:table-cell>
          <table:table-cell office:value-type="float" office:value="505.5">
            <text:p>505.5</text:p>
          </table:table-cell>
          <table:table-cell office:value-type="float" office:value="0.0592219646479281">
            <text:p>0.0592219646</text:p>
          </table:table-cell>
          <table:table-cell office:value-type="float" office:value="0.00281611157165846">
            <text:p>0.0028161116</text:p>
          </table:table-cell>
          <table:table-cell office:value-type="float" office:value="0.017551473907156">
            <text:p>0.0175514739</text:p>
          </table:table-cell>
          <table:table-cell office:value-type="float" office:value="1.2141510688174">
            <text:p>1.2141510688</text:p>
          </table:table-cell>
          <table:table-cell office:value-type="float" office:value="1.0098719342502">
            <text:p>1.0098719343</text:p>
          </table:table-cell>
          <table:table-cell office:value-type="float" office:value="1.06203394497822">
            <text:p>1.062033945</text:p>
          </table:table-cell>
          <table:table-cell office:value-type="float" office:value="12.0474751278823">
            <text:p>12.04747512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20054">
            <text:p>20054</text:p>
          </table:table-cell>
          <table:table-cell office:value-type="float" office:value="30107">
            <text:p>30107</text:p>
          </table:table-cell>
          <table:table-cell office:value-type="float" office:value="818">
            <text:p>818</text:p>
          </table:table-cell>
          <table:table-cell office:value-type="float" office:value="31.5">
            <text:p>31.5</text:p>
          </table:table-cell>
          <table:table-cell office:value-type="float" office:value="172.875">
            <text:p>172.875</text:p>
          </table:table-cell>
          <table:table-cell office:value-type="float" office:value="0.0555253869128428">
            <text:p>0.0555253869</text:p>
          </table:table-cell>
          <table:table-cell office:value-type="float" office:value="0.00157075895083275">
            <text:p>0.001570759</text:p>
          </table:table-cell>
          <table:table-cell office:value-type="float" office:value="0.00574202012820939">
            <text:p>0.0057420201</text:p>
          </table:table-cell>
          <table:table-cell office:value-type="float" office:value="1.20038166863492">
            <text:p>1.2003816686</text:p>
          </table:table-cell>
          <table:table-cell office:value-type="float" office:value="1.00550249220393">
            <text:p>1.0055024922</text:p>
          </table:table-cell>
          <table:table-cell office:value-type="float" office:value="1.02016169320723">
            <text:p>1.0201616932</text:p>
          </table:table-cell>
          <table:table-cell office:value-type="float" office:value="12.8268805435476">
            <text:p>12.82688054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5244">
            <text:p>15244</text:p>
          </table:table-cell>
          <table:table-cell office:value-type="float" office:value="19725">
            <text:p>19725</text:p>
          </table:table-cell>
          <table:table-cell office:value-type="float" office:value="30734">
            <text:p>30734</text:p>
          </table:table-cell>
          <table:table-cell office:value-type="float" office:value="-6.375">
            <text:p>-6.375</text:p>
          </table:table-cell>
          <table:table-cell office:value-type="float" office:value="-2.875">
            <text:p>-2.875</text:p>
          </table:table-cell>
          <table:table-cell office:value-type="float" office:value="-28.375">
            <text:p>-28.375</text:p>
          </table:table-cell>
          <table:table-cell office:value-type="float" office:value="-0.000418197323537129">
            <text:p>-0.0004181973</text:p>
          </table:table-cell>
          <table:table-cell office:value-type="float" office:value="-0.00014575411913815">
            <text:p>-0.0001457541</text:p>
          </table:table-cell>
          <table:table-cell office:value-type="float" office:value="-0.000923244615084272">
            <text:p>-0.0009232446</text:p>
          </table:table-cell>
          <table:table-cell office:value-type="float" office:value="0.998536652150063">
            <text:p>0.9985366522</text:p>
          </table:table-cell>
          <table:table-cell office:value-type="float" office:value="0.999489902221772">
            <text:p>0.9994899022</text:p>
          </table:table-cell>
          <table:table-cell office:value-type="float" office:value="0.996770314513219">
            <text:p>0.99677031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944">
            <text:p>944</text:p>
          </table:table-cell>
          <table:table-cell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15618">
            <text:p>15618</text:p>
          </table:table-cell>
          <table:table-cell office:value-type="float" office:value="20484">
            <text:p>20484</text:p>
          </table:table-cell>
          <table:table-cell office:value-type="float" office:value="29165">
            <text:p>29165</text:p>
          </table:table-cell>
          <table:table-cell office:value-type="float" office:value="12.75">
            <text:p>12.75</text:p>
          </table:table-cell>
          <table:table-cell office:value-type="float" office:value="646.25">
            <text:p>646.25</text:p>
          </table:table-cell>
          <table:table-cell office:value-type="float" office:value="-66">
            <text:p>-66</text:p>
          </table:table-cell>
          <table:table-cell office:value-type="float" office:value="0.000816365731847868">
            <text:p>0.0008163657</text:p>
          </table:table-cell>
          <table:table-cell office:value-type="float" office:value="0.0315490138644796">
            <text:p>0.0315490139</text:p>
          </table:table-cell>
          <table:table-cell office:value-type="float" office:value="-0.00226298645636894">
            <text:p>-0.0022629865</text:p>
          </table:table-cell>
          <table:table-cell office:value-type="float" office:value="1.00285858630936">
            <text:p>1.0028585863</text:p>
          </table:table-cell>
          <table:table-cell office:value-type="float" office:value="1.11237241546629">
            <text:p>1.1123724155</text:p>
          </table:table-cell>
          <table:table-cell office:value-type="float" office:value="0.992089584773804">
            <text:p>0.9920895848</text:p>
          </table:table-cell>
          <table:table-cell office:value-type="float" office:value="0">
            <text:p>0</text:p>
          </table:table-cell>
          <table:table-cell office:value-type="float" office:value="22.3152658489083">
            <text:p>22.31526584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91">
            <text:p>491</text:p>
          </table:table-cell>
          <table:table-cell office:value-type="float" office:value="16356">
            <text:p>16356</text:p>
          </table:table-cell>
          <table:table-cell office:value-type="float" office:value="21224">
            <text:p>21224</text:p>
          </table:table-cell>
          <table:table-cell office:value-type="float" office:value="28801">
            <text:p>28801</text:p>
          </table:table-cell>
          <table:table-cell office:value-type="float" office:value="36.875">
            <text:p>36.875</text:p>
          </table:table-cell>
          <table:table-cell office:value-type="float" office:value="406">
            <text:p>406</text:p>
          </table:table-cell>
          <table:table-cell office:value-type="float" office:value="505.5">
            <text:p>505.5</text:p>
          </table:table-cell>
          <table:table-cell office:value-type="float" office:value="0.00225452433357789">
            <text:p>0.0022545243</text:p>
          </table:table-cell>
          <table:table-cell office:value-type="float" office:value="0.0191292875989446">
            <text:p>0.0191292876</text:p>
          </table:table-cell>
          <table:table-cell office:value-type="float" office:value="0.017551473907156">
            <text:p>0.0175514739</text:p>
          </table:table-cell>
          <table:table-cell office:value-type="float" office:value="1.00790079761227">
            <text:p>1.0079007976</text:p>
          </table:table-cell>
          <table:table-cell office:value-type="float" office:value="1.06766972869863">
            <text:p>1.0676697287</text:p>
          </table:table-cell>
          <table:table-cell office:value-type="float" office:value="1.06203394497822">
            <text:p>1.0620339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5766">
            <text:p>15766</text:p>
          </table:table-cell>
          <table:table-cell office:value-type="float" office:value="22292">
            <text:p>22292</text:p>
          </table:table-cell>
          <table:table-cell office:value-type="float" office:value="30328">
            <text:p>30328</text:p>
          </table:table-cell>
          <table:table-cell office:value-type="float" office:value="35">
            <text:p>35</text:p>
          </table:table-cell>
          <table:table-cell office:value-type="float" office:value="81.5">
            <text:p>81.5</text:p>
          </table:table-cell>
          <table:table-cell office:value-type="float" office:value="89">
            <text:p>89</text:p>
          </table:table-cell>
          <table:table-cell office:value-type="float" office:value="0.00221996701763288">
            <text:p>0.002219967</text:p>
          </table:table-cell>
          <table:table-cell office:value-type="float" office:value="0.00365602009689575">
            <text:p>0.0036560201</text:p>
          </table:table-cell>
          <table:table-cell office:value-type="float" office:value="0.00293458190451068">
            <text:p>0.0029345819</text:p>
          </table:table-cell>
          <table:table-cell office:value-type="float" office:value="1.00777954393869">
            <text:p>1.0077795439</text:p>
          </table:table-cell>
          <table:table-cell office:value-type="float" office:value="1.01282226864572">
            <text:p>1.0128222686</text:p>
          </table:table-cell>
          <table:table-cell office:value-type="float" office:value="1.01028791573686">
            <text:p>1.01028791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1018">
            <text:p>1018</text:p>
          </table:table-cell>
          <table:table-cell table:number-columns-repeated="2" office:value-type="float" office:value="708">
            <text:p>708</text:p>
          </table:table-cell>
          <table:table-cell office:value-type="float" office:value="15354">
            <text:p>15354</text:p>
          </table:table-cell>
          <table:table-cell office:value-type="float" office:value="22747">
            <text:p>22747</text:p>
          </table:table-cell>
          <table:table-cell office:value-type="float" office:value="30734">
            <text:p>30734</text:p>
          </table:table-cell>
          <table:table-cell office:value-type="float" office:value="30.875">
            <text:p>30.875</text:p>
          </table:table-cell>
          <table:table-cell office:value-type="float" office:value="127.125">
            <text:p>127.125</text:p>
          </table:table-cell>
          <table:table-cell office:value-type="float" office:value="-28.375">
            <text:p>-28.375</text:p>
          </table:table-cell>
          <table:table-cell office:value-type="float" office:value="0.0020108766445226">
            <text:p>0.0020108766</text:p>
          </table:table-cell>
          <table:table-cell office:value-type="float" office:value="0.00558864905262232">
            <text:p>0.0055886491</text:p>
          </table:table-cell>
          <table:table-cell office:value-type="float" office:value="-0.000923244615084272">
            <text:p>-0.0009232446</text:p>
          </table:table-cell>
          <table:table-cell office:value-type="float" office:value="1.00704599376059">
            <text:p>1.0070459938</text:p>
          </table:table-cell>
          <table:table-cell office:value-type="float" office:value="1.01962148836072">
            <text:p>1.0196214884</text:p>
          </table:table-cell>
          <table:table-cell office:value-type="float" office:value="0.996770314513219">
            <text:p>0.99677031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713">
            <text:p>713</text:p>
          </table:table-cell>
          <table:table-cell office:value-type="float" office:value="15678">
            <text:p>15678</text:p>
          </table:table-cell>
          <table:table-cell office:value-type="float" office:value="21093">
            <text:p>21093</text:p>
          </table:table-cell>
          <table:table-cell office:value-type="float" office:value="29165">
            <text:p>29165</text:p>
          </table:table-cell>
          <table:table-cell office:value-type="float" office:value="-30.625">
            <text:p>-30.625</text:p>
          </table:table-cell>
          <table:table-cell office:value-type="float" office:value="170.625">
            <text:p>170.625</text:p>
          </table:table-cell>
          <table:table-cell office:value-type="float" office:value="-96.5">
            <text:p>-96.5</text:p>
          </table:table-cell>
          <table:table-cell office:value-type="float" office:value="-0.00195337415486669">
            <text:p>-0.0019533742</text:p>
          </table:table-cell>
          <table:table-cell office:value-type="float" office:value="0.00808917650405348">
            <text:p>0.0080891765</text:p>
          </table:table-cell>
          <table:table-cell office:value-type="float" office:value="-0.00330876050060003">
            <text:p>-0.0033087605</text:p>
          </table:table-cell>
          <table:table-cell office:value-type="float" office:value="0.993170669172321">
            <text:p>0.9931706692</text:p>
          </table:table-cell>
          <table:table-cell office:value-type="float" office:value="1.02844036992615">
            <text:p>1.0284403699</text:p>
          </table:table-cell>
          <table:table-cell office:value-type="float" office:value="0.988440796124158">
            <text:p>0.98844079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16290">
            <text:p>16290</text:p>
          </table:table-cell>
          <table:table-cell office:value-type="float" office:value="20756">
            <text:p>20756</text:p>
          </table:table-cell>
          <table:table-cell office:value-type="float" office:value="28446">
            <text:p>28446</text:p>
          </table:table-cell>
          <table:table-cell office:value-type="float" office:value="290.5">
            <text:p>290.5</text:p>
          </table:table-cell>
          <table:table-cell office:value-type="float" office:value="334.625">
            <text:p>334.625</text:p>
          </table:table-cell>
          <table:table-cell office:value-type="float" office:value="26.875">
            <text:p>26.875</text:p>
          </table:table-cell>
          <table:table-cell office:value-type="float" office:value="0.0178330263965623">
            <text:p>0.0178330264</text:p>
          </table:table-cell>
          <table:table-cell office:value-type="float" office:value="0.0161218442859896">
            <text:p>0.0161218443</text:p>
          </table:table-cell>
          <table:table-cell office:value-type="float" office:value="0.00094477255150109">
            <text:p>0.0009447726</text:p>
          </table:table-cell>
          <table:table-cell office:value-type="float" office:value="1.06303890537567">
            <text:p>1.0630389054</text:p>
          </table:table-cell>
          <table:table-cell office:value-type="float" office:value="1.0569358861728">
            <text:p>1.0569358862</text:p>
          </table:table-cell>
          <table:table-cell office:value-type="float" office:value="1.0033084534168">
            <text:p>1.00330845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766">
            <text:p>766</text:p>
          </table:table-cell>
          <table:table-cell office:value-type="float" office:value="15766">
            <text:p>15766</text:p>
          </table:table-cell>
          <table:table-cell office:value-type="float" office:value="20664">
            <text:p>20664</text:p>
          </table:table-cell>
          <table:table-cell office:value-type="float" office:value="30385">
            <text:p>30385</text:p>
          </table:table-cell>
          <table:table-cell office:value-type="float" office:value="35">
            <text:p>35</text:p>
          </table:table-cell>
          <table:table-cell office:value-type="float" office:value="341.75">
            <text:p>341.75</text:p>
          </table:table-cell>
          <table:table-cell office:value-type="float" office:value="59.75">
            <text:p>59.75</text:p>
          </table:table-cell>
          <table:table-cell office:value-type="float" office:value="0.00221996701763288">
            <text:p>0.002219967</text:p>
          </table:table-cell>
          <table:table-cell office:value-type="float" office:value="0.0165384243128146">
            <text:p>0.0165384243</text:p>
          </table:table-cell>
          <table:table-cell office:value-type="float" office:value="0.00196643080467336">
            <text:p>0.0019664308</text:p>
          </table:table-cell>
          <table:table-cell office:value-type="float" office:value="1.00777954393869">
            <text:p>1.0077795439</text:p>
          </table:table-cell>
          <table:table-cell office:value-type="float" office:value="1.0584205832732">
            <text:p>1.0584205833</text:p>
          </table:table-cell>
          <table:table-cell office:value-type="float" office:value="1.00689008684257">
            <text:p>1.00689008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1154">
            <text:p>115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15354">
            <text:p>15354</text:p>
          </table:table-cell>
          <table:table-cell office:value-type="float" office:value="20742">
            <text:p>20742</text:p>
          </table:table-cell>
          <table:table-cell office:value-type="float" office:value="30715">
            <text:p>30715</text:p>
          </table:table-cell>
          <table:table-cell office:value-type="float" office:value="30.875">
            <text:p>30.875</text:p>
          </table:table-cell>
          <table:table-cell office:value-type="float" office:value="374.75">
            <text:p>374.75</text:p>
          </table:table-cell>
          <table:table-cell office:value-type="float" office:value="175.375">
            <text:p>175.375</text:p>
          </table:table-cell>
          <table:table-cell office:value-type="float" office:value="0.0020108766445226">
            <text:p>0.0020108766</text:p>
          </table:table-cell>
          <table:table-cell office:value-type="float" office:value="0.0180672066338829">
            <text:p>0.0180672066</text:p>
          </table:table-cell>
          <table:table-cell office:value-type="float" office:value="0.00570975093602474">
            <text:p>0.0057097509</text:p>
          </table:table-cell>
          <table:table-cell office:value-type="float" office:value="1.00704599376059">
            <text:p>1.0070459938</text:p>
          </table:table-cell>
          <table:table-cell office:value-type="float" office:value="1.06387501417147">
            <text:p>1.0638750142</text:p>
          </table:table-cell>
          <table:table-cell office:value-type="float" office:value="1.02004802673736">
            <text:p>1.02004802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5678">
            <text:p>15678</text:p>
          </table:table-cell>
          <table:table-cell office:value-type="float" office:value="21178">
            <text:p>21178</text:p>
          </table:table-cell>
          <table:table-cell office:value-type="float" office:value="29061">
            <text:p>29061</text:p>
          </table:table-cell>
          <table:table-cell office:value-type="float" office:value="-30.625">
            <text:p>-30.625</text:p>
          </table:table-cell>
          <table:table-cell office:value-type="float" office:value="227.25">
            <text:p>227.25</text:p>
          </table:table-cell>
          <table:table-cell office:value-type="float" office:value="711.25">
            <text:p>711.25</text:p>
          </table:table-cell>
          <table:table-cell office:value-type="float" office:value="-0.00195337415486669">
            <text:p>-0.0019533742</text:p>
          </table:table-cell>
          <table:table-cell office:value-type="float" office:value="0.0107304750212485">
            <text:p>0.010730475</text:p>
          </table:table-cell>
          <table:table-cell office:value-type="float" office:value="0.0244743814734524">
            <text:p>0.0244743815</text:p>
          </table:table-cell>
          <table:table-cell office:value-type="float" office:value="0.993170669172321">
            <text:p>0.9931706692</text:p>
          </table:table-cell>
          <table:table-cell office:value-type="float" office:value="1.03778234303897">
            <text:p>1.037782343</text:p>
          </table:table-cell>
          <table:table-cell office:value-type="float" office:value="1.08683436604016">
            <text:p>1.086834366</text:p>
          </table:table-cell>
          <table:table-cell table:number-columns-repeated="2" office:value-type="float" office:value="0">
            <text:p>0</text:p>
          </table:table-cell>
          <table:table-cell office:value-type="float" office:value="28.6665129085193">
            <text:p>28.666512908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600">
            <text:p>600</text:p>
          </table:table-cell>
          <table:table-cell office:value-type="float" office:value="16214">
            <text:p>16214</text:p>
          </table:table-cell>
          <table:table-cell office:value-type="float" office:value="21088">
            <text:p>21088</text:p>
          </table:table-cell>
          <table:table-cell office:value-type="float" office:value="32322">
            <text:p>32322</text:p>
          </table:table-cell>
          <table:table-cell office:value-type="float" office:value="195.125">
            <text:p>195.125</text:p>
          </table:table-cell>
          <table:table-cell office:value-type="float" office:value="-94">
            <text:p>-94</text:p>
          </table:table-cell>
          <table:table-cell office:value-type="float" office:value="214.75">
            <text:p>214.75</text:p>
          </table:table-cell>
          <table:table-cell office:value-type="float" office:value="0.0120343530282472">
            <text:p>0.012034353</text:p>
          </table:table-cell>
          <table:table-cell office:value-type="float" office:value="-0.00445751138088012">
            <text:p>-0.0044575114</text:p>
          </table:table-cell>
          <table:table-cell office:value-type="float" office:value="0.00664408143060454">
            <text:p>0.0066440814</text:p>
          </table:table-cell>
          <table:table-cell office:value-type="float" office:value="1.04240409387837">
            <text:p>1.0424040939</text:p>
          </table:table-cell>
          <table:table-cell office:value-type="float" office:value="0.984437654206033">
            <text:p>0.9844376542</text:p>
          </table:table-cell>
          <table:table-cell office:value-type="float" office:value="1.02334080689051">
            <text:p>1.02334080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6373">
            <text:p>16373</text:p>
          </table:table-cell>
          <table:table-cell office:value-type="float" office:value="22760">
            <text:p>22760</text:p>
          </table:table-cell>
          <table:table-cell office:value-type="float" office:value="34217">
            <text:p>34217</text:p>
          </table:table-cell>
          <table:table-cell office:value-type="float" office:value="225.125">
            <text:p>225.125</text:p>
          </table:table-cell>
          <table:table-cell office:value-type="float" office:value="107.125">
            <text:p>107.125</text:p>
          </table:table-cell>
          <table:table-cell office:value-type="float" office:value="-206.125">
            <text:p>-206.125</text:p>
          </table:table-cell>
          <table:table-cell office:value-type="float" office:value="0.0137497709643926">
            <text:p>0.013749771</text:p>
          </table:table-cell>
          <table:table-cell office:value-type="float" office:value="0.0047067223198594">
            <text:p>0.0047067223</text:p>
          </table:table-cell>
          <table:table-cell office:value-type="float" office:value="-0.00602405237162814">
            <text:p>-0.0060240524</text:p>
          </table:table-cell>
          <table:table-cell office:value-type="float" office:value="1.04849474853046">
            <text:p>1.0484947485</text:p>
          </table:table-cell>
          <table:table-cell office:value-type="float" office:value="1.0165169484601">
            <text:p>1.0165169485</text:p>
          </table:table-cell>
          <table:table-cell office:value-type="float" office:value="0.978986943544975">
            <text:p>0.97898694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5727">
            <text:p>15727</text:p>
          </table:table-cell>
          <table:table-cell office:value-type="float" office:value="22519">
            <text:p>22519</text:p>
          </table:table-cell>
          <table:table-cell office:value-type="float" office:value="34806">
            <text:p>34806</text:p>
          </table:table-cell>
          <table:table-cell office:value-type="float" office:value="177.75">
            <text:p>177.75</text:p>
          </table:table-cell>
          <table:table-cell office:value-type="float" office:value="221">
            <text:p>221</text:p>
          </table:table-cell>
          <table:table-cell office:value-type="float" office:value="-274.375">
            <text:p>-274.375</text:p>
          </table:table-cell>
          <table:table-cell office:value-type="float" office:value="0.0113022191136262">
            <text:p>0.0113022191</text:p>
          </table:table-cell>
          <table:table-cell office:value-type="float" office:value="0.00981393489941827">
            <text:p>0.0098139349</text:p>
          </table:table-cell>
          <table:table-cell office:value-type="float" office:value="-0.00788297994598632">
            <text:p>-0.0078829799</text:p>
          </table:table-cell>
          <table:table-cell office:value-type="float" office:value="1.0398081376052">
            <text:p>1.0398081376</text:p>
          </table:table-cell>
          <table:table-cell office:value-type="float" office:value="1.03453754625166">
            <text:p>1.0345375463</text:p>
          </table:table-cell>
          <table:table-cell office:value-type="float" office:value="0.972531367279792">
            <text:p>0.97253136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6068">
            <text:p>16068</text:p>
          </table:table-cell>
          <table:table-cell office:value-type="float" office:value="21581">
            <text:p>21581</text:p>
          </table:table-cell>
          <table:table-cell office:value-type="float" office:value="33840">
            <text:p>33840</text:p>
          </table:table-cell>
          <table:table-cell office:value-type="float" office:value="36.875">
            <text:p>36.875</text:p>
          </table:table-cell>
          <table:table-cell office:value-type="float" office:value="315.75">
            <text:p>315.75</text:p>
          </table:table-cell>
          <table:table-cell office:value-type="float" office:value="-755.875">
            <text:p>-755.875</text:p>
          </table:table-cell>
          <table:table-cell office:value-type="float" office:value="0.00229493403037092">
            <text:p>0.002294934</text:p>
          </table:table-cell>
          <table:table-cell office:value-type="float" office:value="0.0146309253510032">
            <text:p>0.0146309254</text:p>
          </table:table-cell>
          <table:table-cell office:value-type="float" office:value="-0.022336731678487">
            <text:p>-0.0223367317</text:p>
          </table:table-cell>
          <table:table-cell office:value-type="float" office:value="1.00804259188182">
            <text:p>1.0080425919</text:p>
          </table:table-cell>
          <table:table-cell office:value-type="float" office:value="1.0516278041227">
            <text:p>1.0516278041</text:p>
          </table:table-cell>
          <table:table-cell office:value-type="float" office:value="0.922799341106166">
            <text:p>0.9227993411</text:p>
          </table:table-cell>
          <table:table-cell table:number-columns-repeated="2" office:value-type="float" office:value="0">
            <text:p>0</text:p>
          </table:table-cell>
          <table:table-cell office:value-type="float" office:value="-30.6838405608388">
            <text:p>-30.683840560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583">
            <text:p>583</text:p>
          </table:table-cell>
          <table:table-cell table:number-columns-repeated="2" office:value-type="float" office:value="836">
            <text:p>836</text:p>
          </table:table-cell>
          <table:table-cell office:value-type="float" office:value="15378">
            <text:p>15378</text:p>
          </table:table-cell>
          <table:table-cell office:value-type="float" office:value="22668">
            <text:p>22668</text:p>
          </table:table-cell>
          <table:table-cell office:value-type="float" office:value="32366">
            <text:p>32366</text:p>
          </table:table-cell>
          <table:table-cell office:value-type="float" office:value="85.5">
            <text:p>85.5</text:p>
          </table:table-cell>
          <table:table-cell office:value-type="float" office:value="178.625">
            <text:p>178.625</text:p>
          </table:table-cell>
          <table:table-cell office:value-type="float" office:value="528">
            <text:p>528</text:p>
          </table:table-cell>
          <table:table-cell office:value-type="float" office:value="0.0055598907530238">
            <text:p>0.0055598908</text:p>
          </table:table-cell>
          <table:table-cell office:value-type="float" office:value="0.00788005117346038">
            <text:p>0.0078800512</text:p>
          </table:table-cell>
          <table:table-cell office:value-type="float" office:value="0.0163134153123648">
            <text:p>0.0163134153</text:p>
          </table:table-cell>
          <table:table-cell office:value-type="float" office:value="1.01952020591055">
            <text:p>1.0195202059</text:p>
          </table:table-cell>
          <table:table-cell office:value-type="float" office:value="1.02770188571184">
            <text:p>1.0277018857</text:p>
          </table:table-cell>
          <table:table-cell office:value-type="float" office:value="1.05761856353082">
            <text:p>1.05761856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20">
            <text:p>520</text:p>
          </table:table-cell>
          <table:table-cell office:value-type="float" office:value="15262">
            <text:p>15262</text:p>
          </table:table-cell>
          <table:table-cell office:value-type="float" office:value="20945">
            <text:p>20945</text:p>
          </table:table-cell>
          <table:table-cell office:value-type="float" office:value="34217">
            <text:p>34217</text:p>
          </table:table-cell>
          <table:table-cell office:value-type="float" office:value="21.5">
            <text:p>21.5</text:p>
          </table:table-cell>
          <table:table-cell office:value-type="float" office:value="54">
            <text:p>54</text:p>
          </table:table-cell>
          <table:table-cell office:value-type="float" office:value="-206.125">
            <text:p>-206.125</text:p>
          </table:table-cell>
          <table:table-cell office:value-type="float" office:value="0.00140872755864238">
            <text:p>0.0014087276</text:p>
          </table:table-cell>
          <table:table-cell office:value-type="float" office:value="0.00257818095010742">
            <text:p>0.002578181</text:p>
          </table:table-cell>
          <table:table-cell office:value-type="float" office:value="-0.00602405237162814">
            <text:p>-0.0060240524</text:p>
          </table:table-cell>
          <table:table-cell office:value-type="float" office:value="1.00493443610138">
            <text:p>1.0049344361</text:p>
          </table:table-cell>
          <table:table-cell office:value-type="float" office:value="1.00903666147872">
            <text:p>1.0090366615</text:p>
          </table:table-cell>
          <table:table-cell office:value-type="float" office:value="0.978986943544975">
            <text:p>0.97898694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136">
            <text:p>1136</text:p>
          </table:table-cell>
          <table:table-cell office:value-type="float" office:value="14348">
            <text:p>14348</text:p>
          </table:table-cell>
          <table:table-cell office:value-type="float" office:value="20720">
            <text:p>20720</text:p>
          </table:table-cell>
          <table:table-cell office:value-type="float" office:value="34984">
            <text:p>34984</text:p>
          </table:table-cell>
          <table:table-cell office:value-type="float" office:value="-828.375">
            <text:p>-828.375</text:p>
          </table:table-cell>
          <table:table-cell office:value-type="float" office:value="197">
            <text:p>197</text:p>
          </table:table-cell>
          <table:table-cell office:value-type="float" office:value="-314.5">
            <text:p>-314.5</text:p>
          </table:table-cell>
          <table:table-cell office:value-type="float" office:value="-0.0577345274602732">
            <text:p>-0.0577345275</text:p>
          </table:table-cell>
          <table:table-cell office:value-type="float" office:value="0.00950772200772201">
            <text:p>0.009507722</text:p>
          </table:table-cell>
          <table:table-cell office:value-type="float" office:value="-0.00898982391950606">
            <text:p>-0.0089898239</text:p>
          </table:table-cell>
          <table:table-cell office:value-type="float" office:value="0.804462374184723">
            <text:p>0.8044623742</text:p>
          </table:table-cell>
          <table:table-cell office:value-type="float" office:value="1.03345420471147">
            <text:p>1.0334542047</text:p>
          </table:table-cell>
          <table:table-cell office:value-type="float" office:value="0.968694017472572">
            <text:p>0.9686940175</text:p>
          </table:table-cell>
          <table:table-cell office:value-type="float" office:value="-11.6557567916703">
            <text:p>-11.65575679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12703">
            <text:p>12703</text:p>
          </table:table-cell>
          <table:table-cell office:value-type="float" office:value="21032">
            <text:p>21032</text:p>
          </table:table-cell>
          <table:table-cell office:value-type="float" office:value="33946">
            <text:p>33946</text:p>
          </table:table-cell>
          <table:table-cell office:value-type="float" office:value="-738.25">
            <text:p>-738.25</text:p>
          </table:table-cell>
          <table:table-cell office:value-type="float" office:value="329.625">
            <text:p>329.625</text:p>
          </table:table-cell>
          <table:table-cell office:value-type="float" office:value="-834.25">
            <text:p>-834.25</text:p>
          </table:table-cell>
          <table:table-cell office:value-type="float" office:value="-0.0581161930252696">
            <text:p>-0.058116193</text:p>
          </table:table-cell>
          <table:table-cell office:value-type="float" office:value="0.0156725465956638">
            <text:p>0.0156725466</text:p>
          </table:table-cell>
          <table:table-cell office:value-type="float" office:value="-0.0245757968538267">
            <text:p>-0.0245757969</text:p>
          </table:table-cell>
          <table:table-cell office:value-type="float" office:value="0.803213208519387">
            <text:p>0.8032132085</text:p>
          </table:table-cell>
          <table:table-cell office:value-type="float" office:value="1.05533534536974">
            <text:p>1.0553353454</text:p>
          </table:table-cell>
          <table:table-cell office:value-type="float" office:value="0.915168491801968">
            <text:p>0.9151684918</text:p>
          </table:table-cell>
          <table:table-cell office:value-type="float" office:value="-11.5768881205202">
            <text:p>-11.5768881205</text:p>
          </table:table-cell>
          <table:table-cell office:value-type="float" office:value="0">
            <text:p>0</text:p>
          </table:table-cell>
          <table:table-cell office:value-type="float" office:value="-27.8564532553803">
            <text:p>-27.856453255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1682">
            <text:p>11682</text:p>
          </table:table-cell>
          <table:table-cell office:value-type="float" office:value="20536">
            <text:p>20536</text:p>
          </table:table-cell>
          <table:table-cell office:value-type="float" office:value="32607">
            <text:p>32607</text:p>
          </table:table-cell>
          <table:table-cell office:value-type="float" office:value="-487.25">
            <text:p>-487.25</text:p>
          </table:table-cell>
          <table:table-cell office:value-type="float" office:value="-920.25">
            <text:p>-920.25</text:p>
          </table:table-cell>
          <table:table-cell office:value-type="float" office:value="131">
            <text:p>131</text:p>
          </table:table-cell>
          <table:table-cell office:value-type="float" office:value="-0.0417094675569252">
            <text:p>-0.0417094676</text:p>
          </table:table-cell>
          <table:table-cell office:value-type="float" office:value="-0.0448115504479938">
            <text:p>-0.0448115504</text:p>
          </table:table-cell>
          <table:table-cell office:value-type="float" office:value="0.0040175422455301">
            <text:p>0.0040175422</text:p>
          </table:table-cell>
          <table:table-cell office:value-type="float" office:value="0.857426635731171">
            <text:p>0.8574266357</text:p>
          </table:table-cell>
          <table:table-cell office:value-type="float" office:value="0.847095400536986">
            <text:p>0.8470954005</text:p>
          </table:table-cell>
          <table:table-cell office:value-type="float" office:value="1.01409303352492">
            <text:p>1.0140930335</text:p>
          </table:table-cell>
          <table:table-cell office:value-type="float" office:value="-16.26942705933">
            <text:p>-16.2694270593</text:p>
          </table:table-cell>
          <table:table-cell office:value-type="float" office:value="-15.1188255671155">
            <text:p>-15.11882556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252">
            <text:p>1252</text:p>
          </table:table-cell>
          <table:table-cell office:value-type="float" office:value="12088">
            <text:p>12088</text:p>
          </table:table-cell>
          <table:table-cell office:value-type="float" office:value="20011">
            <text:p>20011</text:p>
          </table:table-cell>
          <table:table-cell office:value-type="float" office:value="32755">
            <text:p>32755</text:p>
          </table:table-cell>
          <table:table-cell office:value-type="float" office:value="-245.75">
            <text:p>-245.75</text:p>
          </table:table-cell>
          <table:table-cell office:value-type="float" office:value="-1184.25">
            <text:p>-1184.25</text:p>
          </table:table-cell>
          <table:table-cell office:value-type="float" office:value="-68.75">
            <text:p>-68.75</text:p>
          </table:table-cell>
          <table:table-cell office:value-type="float" office:value="-0.0203300794176042">
            <text:p>-0.0203300794</text:p>
          </table:table-cell>
          <table:table-cell office:value-type="float" office:value="-0.0591799510269352">
            <text:p>-0.059179951</text:p>
          </table:table-cell>
          <table:table-cell office:value-type="float" office:value="-0.00209891619600061">
            <text:p>-0.0020989162</text:p>
          </table:table-cell>
          <table:table-cell office:value-type="float" office:value="0.929654813811472">
            <text:p>0.9296548138</text:p>
          </table:table-cell>
          <table:table-cell office:value-type="float" office:value="0.799734613948686">
            <text:p>0.7997346139</text:p>
          </table:table-cell>
          <table:table-cell office:value-type="float" office:value="0.992662427994426">
            <text:p>0.992662428</text:p>
          </table:table-cell>
          <table:table-cell office:value-type="float" office:value="-33.7469017291484">
            <text:p>-33.7469017291</text:p>
          </table:table-cell>
          <table:table-cell office:value-type="float" office:value="-11.3624367996556">
            <text:p>-11.3624367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3148">
            <text:p>13148</text:p>
          </table:table-cell>
          <table:table-cell office:value-type="float" office:value="19704">
            <text:p>19704</text:p>
          </table:table-cell>
          <table:table-cell office:value-type="float" office:value="33888">
            <text:p>33888</text:p>
          </table:table-cell>
          <table:table-cell office:value-type="float" office:value="-176">
            <text:p>-176</text:p>
          </table:table-cell>
          <table:table-cell office:value-type="float" office:value="-262.625">
            <text:p>-262.625</text:p>
          </table:table-cell>
          <table:table-cell office:value-type="float" office:value="-395.875">
            <text:p>-395.875</text:p>
          </table:table-cell>
          <table:table-cell office:value-type="float" office:value="-0.013386066321874">
            <text:p>-0.0133860663</text:p>
          </table:table-cell>
          <table:table-cell office:value-type="float" office:value="-0.0133285119772635">
            <text:p>-0.013328512</text:p>
          </table:table-cell>
          <table:table-cell office:value-type="float" office:value="-0.0116818637865911">
            <text:p>-0.0116818638</text:p>
          </table:table-cell>
          <table:table-cell office:value-type="float" office:value="0.953499973945725">
            <text:p>0.9534999739</text:p>
          </table:table-cell>
          <table:table-cell office:value-type="float" office:value="0.953698400573373">
            <text:p>0.9536984006</text:p>
          </table:table-cell>
          <table:table-cell office:value-type="float" office:value="0.959380949992327">
            <text:p>0.959380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878">
            <text:p>878</text:p>
          </table:table-cell>
          <table:table-cell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12518">
            <text:p>12518</text:p>
          </table:table-cell>
          <table:table-cell office:value-type="float" office:value="18878">
            <text:p>18878</text:p>
          </table:table-cell>
          <table:table-cell office:value-type="float" office:value="32966">
            <text:p>32966</text:p>
          </table:table-cell>
          <table:table-cell office:value-type="float" office:value="-797.5">
            <text:p>-797.5</text:p>
          </table:table-cell>
          <table:table-cell office:value-type="float" office:value="-454.75">
            <text:p>-454.75</text:p>
          </table:table-cell>
          <table:table-cell office:value-type="float" office:value="-915.875">
            <text:p>-915.875</text:p>
          </table:table-cell>
          <table:table-cell office:value-type="float" office:value="-0.0637082601054482">
            <text:p>-0.0637082601</text:p>
          </table:table-cell>
          <table:table-cell office:value-type="float" office:value="-0.0240888865345905">
            <text:p>-0.0240888865</text:p>
          </table:table-cell>
          <table:table-cell office:value-type="float" office:value="-0.0277824121822484">
            <text:p>-0.0277824122</text:p>
          </table:table-cell>
          <table:table-cell office:value-type="float" office:value="0.784976224746032">
            <text:p>0.7849762247</text:p>
          </table:table-cell>
          <table:table-cell office:value-type="float" office:value="0.916826235059707">
            <text:p>0.9168262351</text:p>
          </table:table-cell>
          <table:table-cell office:value-type="float" office:value="0.904274407718393">
            <text:p>0.9042744077</text:p>
          </table:table-cell>
          <table:table-cell office:value-type="float" office:value="-10.5296448726015">
            <text:p>-10.5296448726</text:p>
          </table:table-cell>
          <table:table-cell office:value-type="float" office:value="-28.4265808527925">
            <text:p>-28.4265808528</text:p>
          </table:table-cell>
          <table:table-cell office:value-type="float" office:value="-24.6009349644557">
            <text:p>-24.600934964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39">
            <text:p>1239</text:p>
          </table:table-cell>
          <table:table-cell office:value-type="float" office:value="11682">
            <text:p>11682</text:p>
          </table:table-cell>
          <table:table-cell office:value-type="float" office:value="17755">
            <text:p>17755</text:p>
          </table:table-cell>
          <table:table-cell office:value-type="float" office:value="29768">
            <text:p>29768</text:p>
          </table:table-cell>
          <table:table-cell office:value-type="float" office:value="-487.25">
            <text:p>-487.25</text:p>
          </table:table-cell>
          <table:table-cell office:value-type="float" office:value="-37.25">
            <text:p>-37.25</text:p>
          </table:table-cell>
          <table:table-cell office:value-type="float" office:value="-1483.25">
            <text:p>-1483.25</text:p>
          </table:table-cell>
          <table:table-cell office:value-type="float" office:value="-0.0417094675569252">
            <text:p>-0.0417094676</text:p>
          </table:table-cell>
          <table:table-cell office:value-type="float" office:value="-0.00209800056322163">
            <text:p>-0.0020980006</text:p>
          </table:table-cell>
          <table:table-cell office:value-type="float" office:value="-0.0498269954313357">
            <text:p>-0.0498269954</text:p>
          </table:table-cell>
          <table:table-cell office:value-type="float" office:value="0.857426635731171">
            <text:p>0.8574266357</text:p>
          </table:table-cell>
          <table:table-cell office:value-type="float" office:value="0.992665625177196">
            <text:p>0.9926656252</text:p>
          </table:table-cell>
          <table:table-cell office:value-type="float" office:value="0.830471665758805">
            <text:p>0.8304716658</text:p>
          </table:table-cell>
          <table:table-cell office:value-type="float" office:value="-16.26942705933">
            <text:p>-16.2694270593</text:p>
          </table:table-cell>
          <table:table-cell office:value-type="float" office:value="0">
            <text:p>0</text:p>
          </table:table-cell>
          <table:table-cell office:value-type="float" office:value="-13.5615514489644">
            <text:p>-13.56155144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2068">
            <text:p>12068</text:p>
          </table:table-cell>
          <table:table-cell office:value-type="float" office:value="17397">
            <text:p>17397</text:p>
          </table:table-cell>
          <table:table-cell office:value-type="float" office:value="26885">
            <text:p>26885</text:p>
          </table:table-cell>
          <table:table-cell office:value-type="float" office:value="-264.375">
            <text:p>-264.375</text:p>
          </table:table-cell>
          <table:table-cell office:value-type="float" office:value="-69.5">
            <text:p>-69.5</text:p>
          </table:table-cell>
          <table:table-cell office:value-type="float" office:value="-1450">
            <text:p>-1450</text:p>
          </table:table-cell>
          <table:table-cell office:value-type="float" office:value="-0.0219071097116341">
            <text:p>-0.0219071097</text:p>
          </table:table-cell>
          <table:table-cell office:value-type="float" office:value="-0.00399494165660746">
            <text:p>-0.0039949417</text:p>
          </table:table-cell>
          <table:table-cell office:value-type="float" office:value="-0.053933420122745">
            <text:p>-0.0539334201</text:p>
          </table:table-cell>
          <table:table-cell office:value-type="float" office:value="0.924265762062879">
            <text:p>0.9242657621</text:p>
          </table:table-cell>
          <table:table-cell office:value-type="float" office:value="0.9860489849372">
            <text:p>0.9860489849</text:p>
          </table:table-cell>
          <table:table-cell office:value-type="float" office:value="0.81693430463042">
            <text:p>0.8169343046</text:p>
          </table:table-cell>
          <table:table-cell office:value-type="float" office:value="-31.2924312992851">
            <text:p>-31.2924312993</text:p>
          </table:table-cell>
          <table:table-cell office:value-type="float" office:value="0">
            <text:p>0</text:p>
          </table:table-cell>
          <table:table-cell office:value-type="float" office:value="-12.5021288917566">
            <text:p>-12.502128891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1232">
            <text:p>1232</text:p>
          </table:table-cell>
          <table:table-cell office:value-type="float" office:value="829">
            <text:p>829</text:p>
          </table:table-cell>
          <table:table-cell office:value-type="float" office:value="1232">
            <text:p>1232</text:p>
          </table:table-cell>
          <table:table-cell office:value-type="float" office:value="12703">
            <text:p>12703</text:p>
          </table:table-cell>
          <table:table-cell office:value-type="float" office:value="17135">
            <text:p>17135</text:p>
          </table:table-cell>
          <table:table-cell office:value-type="float" office:value="24800">
            <text:p>24800</text:p>
          </table:table-cell>
          <table:table-cell office:value-type="float" office:value="-172">
            <text:p>-172</text:p>
          </table:table-cell>
          <table:table-cell office:value-type="float" office:value="-102.5">
            <text:p>-102.5</text:p>
          </table:table-cell>
          <table:table-cell office:value-type="float" office:value="-1439.875">
            <text:p>-1439.875</text:p>
          </table:table-cell>
          <table:table-cell office:value-type="float" office:value="-0.0135401086357553">
            <text:p>-0.0135401086</text:p>
          </table:table-cell>
          <table:table-cell office:value-type="float" office:value="-0.00598190837467172">
            <text:p>-0.0059819084</text:p>
          </table:table-cell>
          <table:table-cell office:value-type="float" office:value="-0.0580594758064516">
            <text:p>-0.0580594758</text:p>
          </table:table-cell>
          <table:table-cell office:value-type="float" office:value="0.952968955476918">
            <text:p>0.9529689555</text:p>
          </table:table-cell>
          <table:table-cell office:value-type="float" office:value="0.979133455815143">
            <text:p>0.9791334558</text:p>
          </table:table-cell>
          <table:table-cell office:value-type="float" office:value="0.803398804030022">
            <text:p>0.803398804</text:p>
          </table:table-cell>
          <table:table-cell table:number-columns-repeated="2" office:value-type="float" office:value="0">
            <text:p>0</text:p>
          </table:table-cell>
          <table:table-cell office:value-type="float" office:value="-11.5885427836294">
            <text:p>-11.588542783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640">
            <text:p>640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11992">
            <text:p>11992</text:p>
          </table:table-cell>
          <table:table-cell office:value-type="float" office:value="15821">
            <text:p>15821</text:p>
          </table:table-cell>
          <table:table-cell office:value-type="float" office:value="22440">
            <text:p>22440</text:p>
          </table:table-cell>
          <table:table-cell office:value-type="float" office:value="-87.875">
            <text:p>-87.875</text:p>
          </table:table-cell>
          <table:table-cell office:value-type="float" office:value="-984.25">
            <text:p>-984.25</text:p>
          </table:table-cell>
          <table:table-cell office:value-type="float" office:value="-123.375">
            <text:p>-123.375</text:p>
          </table:table-cell>
          <table:table-cell office:value-type="float" office:value="-0.00732780186791194">
            <text:p>-0.0073278019</text:p>
          </table:table-cell>
          <table:table-cell office:value-type="float" office:value="-0.0622116174704507">
            <text:p>-0.0622116175</text:p>
          </table:table-cell>
          <table:table-cell office:value-type="float" office:value="-0.00549799465240642">
            <text:p>-0.0054979947</text:p>
          </table:table-cell>
          <table:table-cell office:value-type="float" office:value="0.97445793895553">
            <text:p>0.974457939</text:p>
          </table:table-cell>
          <table:table-cell office:value-type="float" office:value="0.789845098136071">
            <text:p>0.7898450981</text:p>
          </table:table-cell>
          <table:table-cell office:value-type="float" office:value="0.980816265489165">
            <text:p>0.9808162655</text:p>
          </table:table-cell>
          <table:table-cell office:value-type="float" office:value="0">
            <text:p>0</text:p>
          </table:table-cell>
          <table:table-cell office:value-type="float" office:value="-10.7914808709107">
            <text:p>-10.79148087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1511">
            <text:p>11511</text:p>
          </table:table-cell>
          <table:table-cell office:value-type="float" office:value="15544">
            <text:p>15544</text:p>
          </table:table-cell>
          <table:table-cell office:value-type="float" office:value="23931">
            <text:p>23931</text:p>
          </table:table-cell>
          <table:table-cell office:value-type="float" office:value="-490.25">
            <text:p>-490.25</text:p>
          </table:table-cell>
          <table:table-cell office:value-type="float" office:value="-107.125">
            <text:p>-107.125</text:p>
          </table:table-cell>
          <table:table-cell office:value-type="float" office:value="96.5">
            <text:p>96.5</text:p>
          </table:table-cell>
          <table:table-cell office:value-type="float" office:value="-0.0425896968117453">
            <text:p>-0.0425896968</text:p>
          </table:table-cell>
          <table:table-cell office:value-type="float" office:value="-0.00689172671127123">
            <text:p>-0.0068917267</text:p>
          </table:table-cell>
          <table:table-cell office:value-type="float" office:value="0.00403242655969245">
            <text:p>0.0040324266</text:p>
          </table:table-cell>
          <table:table-cell office:value-type="float" office:value="0.854491270416944">
            <text:p>0.8544912704</text:p>
          </table:table-cell>
          <table:table-cell office:value-type="float" office:value="0.975972048468794">
            <text:p>0.9759720485</text:p>
          </table:table-cell>
          <table:table-cell office:value-type="float" office:value="1.01414536346828">
            <text:p>1.0141453635</text:p>
          </table:table-cell>
          <table:table-cell office:value-type="float" office:value="-15.9259093171529">
            <text:p>-15.92590931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11652">
            <text:p>11652</text:p>
          </table:table-cell>
          <table:table-cell office:value-type="float" office:value="15474">
            <text:p>15474</text:p>
          </table:table-cell>
          <table:table-cell office:value-type="float" office:value="24067">
            <text:p>24067</text:p>
          </table:table-cell>
          <table:table-cell office:value-type="float" office:value="-293.5">
            <text:p>-293.5</text:p>
          </table:table-cell>
          <table:table-cell office:value-type="float" office:value="-382.75">
            <text:p>-382.75</text:p>
          </table:table-cell>
          <table:table-cell office:value-type="float" office:value="-137">
            <text:p>-137</text:p>
          </table:table-cell>
          <table:table-cell office:value-type="float" office:value="-0.0251888087881909">
            <text:p>-0.0251888088</text:p>
          </table:table-cell>
          <table:table-cell office:value-type="float" office:value="-0.0247350394209642">
            <text:p>-0.0247350394</text:p>
          </table:table-cell>
          <table:table-cell office:value-type="float" office:value="-0.00569244193293722">
            <text:p>-0.0056924419</text:p>
          </table:table-cell>
          <table:table-cell office:value-type="float" office:value="0.913082742374141">
            <text:p>0.9130827424</text:p>
          </table:table-cell>
          <table:table-cell office:value-type="float" office:value="0.914626533489932">
            <text:p>0.9146265335</text:p>
          </table:table-cell>
          <table:table-cell office:value-type="float" office:value="0.980139964869233">
            <text:p>0.9801399649</text:p>
          </table:table-cell>
          <table:table-cell office:value-type="float" office:value="-27.1700139762459">
            <text:p>-27.1700139762</text:p>
          </table:table-cell>
          <table:table-cell office:value-type="float" office:value="-27.6748653283584">
            <text:p>-27.67486532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294">
            <text:p>1294</text:p>
          </table:table-cell>
          <table:table-cell office:value-type="float" office:value="11848">
            <text:p>11848</text:p>
          </table:table-cell>
          <table:table-cell office:value-type="float" office:value="16032">
            <text:p>16032</text:p>
          </table:table-cell>
          <table:table-cell office:value-type="float" office:value="22957">
            <text:p>22957</text:p>
          </table:table-cell>
          <table:table-cell office:value-type="float" office:value="-166.5">
            <text:p>-166.5</text:p>
          </table:table-cell>
          <table:table-cell office:value-type="float" office:value="-215">
            <text:p>-215</text:p>
          </table:table-cell>
          <table:table-cell office:value-type="float" office:value="-216.875">
            <text:p>-216.875</text:p>
          </table:table-cell>
          <table:table-cell office:value-type="float" office:value="-0.0140530047265361">
            <text:p>-0.0140530047</text:p>
          </table:table-cell>
          <table:table-cell office:value-type="float" office:value="-0.0134106786427146">
            <text:p>-0.0134106786</text:p>
          </table:table-cell>
          <table:table-cell office:value-type="float" office:value="-0.00944700962669338">
            <text:p>-0.0094470096</text:p>
          </table:table-cell>
          <table:table-cell office:value-type="float" office:value="0.951201557863138">
            <text:p>0.9512015579</text:p>
          </table:table-cell>
          <table:table-cell office:value-type="float" office:value="0.953415123501749">
            <text:p>0.9534151235</text:p>
          </table:table-cell>
          <table:table-cell office:value-type="float" office:value="0.967110388448711">
            <text:p>0.96711038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832">
            <text:p>83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11728">
            <text:p>11728</text:p>
          </table:table-cell>
          <table:table-cell office:value-type="float" office:value="15613">
            <text:p>15613</text:p>
          </table:table-cell>
          <table:table-cell office:value-type="float" office:value="22444">
            <text:p>22444</text:p>
          </table:table-cell>
          <table:table-cell office:value-type="float" office:value="-56.25">
            <text:p>-56.25</text:p>
          </table:table-cell>
          <table:table-cell office:value-type="float" office:value="-133.875">
            <text:p>-133.875</text:p>
          </table:table-cell>
          <table:table-cell office:value-type="float" office:value="-84.5">
            <text:p>-84.5</text:p>
          </table:table-cell>
          <table:table-cell office:value-type="float" office:value="-0.00479621418826739">
            <text:p>-0.0047962142</text:p>
          </table:table-cell>
          <table:table-cell office:value-type="float" office:value="-0.00857458528149619">
            <text:p>-0.0085745853</text:p>
          </table:table-cell>
          <table:table-cell office:value-type="float" office:value="-0.00376492603813937">
            <text:p>-0.003764926</text:p>
          </table:table-cell>
          <table:table-cell office:value-type="float" office:value="0.983258337535322">
            <text:p>0.9832583375</text:p>
          </table:table-cell>
          <table:table-cell office:value-type="float" office:value="0.970133057599753">
            <text:p>0.9701330576</text:p>
          </table:table-cell>
          <table:table-cell office:value-type="float" office:value="0.986850541215935">
            <text:p>0.98685054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11636">
            <text:p>11636</text:p>
          </table:table-cell>
          <table:table-cell office:value-type="float" office:value="16430">
            <text:p>16430</text:p>
          </table:table-cell>
          <table:table-cell office:value-type="float" office:value="22944">
            <text:p>22944</text:p>
          </table:table-cell>
          <table:table-cell office:value-type="float" office:value="-134.375">
            <text:p>-134.375</text:p>
          </table:table-cell>
          <table:table-cell office:value-type="float" office:value="20">
            <text:p>20</text:p>
          </table:table-cell>
          <table:table-cell office:value-type="float" office:value="66.25">
            <text:p>66.25</text:p>
          </table:table-cell>
          <table:table-cell office:value-type="float" office:value="-0.0115482124441389">
            <text:p>-0.0115482124</text:p>
          </table:table-cell>
          <table:table-cell office:value-type="float" office:value="0.00121728545343883">
            <text:p>0.0012172855</text:p>
          </table:table-cell>
          <table:table-cell office:value-type="float" office:value="0.00288746513249651">
            <text:p>0.0028874651</text:p>
          </table:table-cell>
          <table:table-cell office:value-type="float" office:value="0.959842644418398">
            <text:p>0.9598426444</text:p>
          </table:table-cell>
          <table:table-cell office:value-type="float" office:value="1.00426340338343">
            <text:p>1.0042634034</text:p>
          </table:table-cell>
          <table:table-cell office:value-type="float" office:value="1.01012246937532">
            <text:p>1.01012246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11335">
            <text:p>11335</text:p>
          </table:table-cell>
          <table:table-cell office:value-type="float" office:value="16202">
            <text:p>16202</text:p>
          </table:table-cell>
          <table:table-cell office:value-type="float" office:value="23206">
            <text:p>23206</text:p>
          </table:table-cell>
          <table:table-cell office:value-type="float" office:value="-158.375">
            <text:p>-158.375</text:p>
          </table:table-cell>
          <table:table-cell office:value-type="float" office:value="-97.5">
            <text:p>-97.5</text:p>
          </table:table-cell>
          <table:table-cell office:value-type="float" office:value="-180.25">
            <text:p>-180.25</text:p>
          </table:table-cell>
          <table:table-cell office:value-type="float" office:value="-0.0139722099691222">
            <text:p>-0.01397221</text:p>
          </table:table-cell>
          <table:table-cell office:value-type="float" office:value="-0.00601777558326133">
            <text:p>-0.0060177756</text:p>
          </table:table-cell>
          <table:table-cell office:value-type="float" office:value="-0.00776738774454882">
            <text:p>-0.0077673877</text:p>
          </table:table-cell>
          <table:table-cell office:value-type="float" office:value="0.951479901504858">
            <text:p>0.9514799015</text:p>
          </table:table-cell>
          <table:table-cell office:value-type="float" office:value="0.979008764159607">
            <text:p>0.9790087642</text:p>
          </table:table-cell>
          <table:table-cell office:value-type="float" office:value="0.972932394226332">
            <text:p>0.97293239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1524">
            <text:p>11524</text:p>
          </table:table-cell>
          <table:table-cell office:value-type="float" office:value="15360">
            <text:p>15360</text:p>
          </table:table-cell>
          <table:table-cell office:value-type="float" office:value="21998">
            <text:p>21998</text:p>
          </table:table-cell>
          <table:table-cell office:value-type="float" office:value="-160.875">
            <text:p>-160.875</text:p>
          </table:table-cell>
          <table:table-cell office:value-type="float" office:value="-194.5">
            <text:p>-194.5</text:p>
          </table:table-cell>
          <table:table-cell office:value-type="float" office:value="-253.25">
            <text:p>-253.25</text:p>
          </table:table-cell>
          <table:table-cell office:value-type="float" office:value="-0.013959996528983">
            <text:p>-0.0139599965</text:p>
          </table:table-cell>
          <table:table-cell office:value-type="float" office:value="-0.0126627604166667">
            <text:p>-0.0126627604</text:p>
          </table:table-cell>
          <table:table-cell office:value-type="float" office:value="-0.0115124102191108">
            <text:p>-0.0115124102</text:p>
          </table:table-cell>
          <table:table-cell office:value-type="float" office:value="0.951521979894614">
            <text:p>0.9515219799</text:p>
          </table:table-cell>
          <table:table-cell office:value-type="float" office:value="0.955994615724352">
            <text:p>0.9559946157</text:p>
          </table:table-cell>
          <table:table-cell office:value-type="float" office:value="0.959966333987656">
            <text:p>0.9599663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295">
            <text:p>1295</text:p>
          </table:table-cell>
          <table:table-cell office:value-type="float" office:value="11472">
            <text:p>11472</text:p>
          </table:table-cell>
          <table:table-cell office:value-type="float" office:value="15196">
            <text:p>15196</text:p>
          </table:table-cell>
          <table:table-cell office:value-type="float" office:value="21597">
            <text:p>21597</text:p>
          </table:table-cell>
          <table:table-cell office:value-type="float" office:value="-84.875">
            <text:p>-84.875</text:p>
          </table:table-cell>
          <table:table-cell office:value-type="float" office:value="-41.75">
            <text:p>-41.75</text:p>
          </table:table-cell>
          <table:table-cell office:value-type="float" office:value="-40.125">
            <text:p>-40.125</text:p>
          </table:table-cell>
          <table:table-cell office:value-type="float" office:value="-0.00739844839609484">
            <text:p>-0.0073984484</text:p>
          </table:table-cell>
          <table:table-cell office:value-type="float" office:value="-0.00274743353514083">
            <text:p>-0.0027474335</text:p>
          </table:table-cell>
          <table:table-cell office:value-type="float" office:value="-0.00185789693012918">
            <text:p>-0.0018578969</text:p>
          </table:table-cell>
          <table:table-cell office:value-type="float" office:value="0.974212715209461">
            <text:p>0.9742127152</text:p>
          </table:table-cell>
          <table:table-cell office:value-type="float" office:value="0.990398777473426">
            <text:p>0.9903987775</text:p>
          </table:table-cell>
          <table:table-cell office:value-type="float" office:value="0.993504126235314">
            <text:p>0.99350412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5">
            <text:p>625</text:p>
          </table:table-cell>
          <table:table-cell office:value-type="float" office:value="1308">
            <text:p>1308</text:p>
          </table:table-cell>
          <table:table-cell office:value-type="float" office:value="11158">
            <text:p>11158</text:p>
          </table:table-cell>
          <table:table-cell office:value-type="float" office:value="14990">
            <text:p>14990</text:p>
          </table:table-cell>
          <table:table-cell office:value-type="float" office:value="22406">
            <text:p>22406</text:p>
          </table:table-cell>
          <table:table-cell office:value-type="float" office:value="-115.25">
            <text:p>-115.25</text:p>
          </table:table-cell>
          <table:table-cell office:value-type="float" office:value="-338">
            <text:p>-338</text:p>
          </table:table-cell>
          <table:table-cell office:value-type="float" office:value="-161.625">
            <text:p>-161.625</text:p>
          </table:table-cell>
          <table:table-cell office:value-type="float" office:value="-0.0103289119913963">
            <text:p>-0.010328912</text:p>
          </table:table-cell>
          <table:table-cell office:value-type="float" office:value="-0.0225483655770514">
            <text:p>-0.0225483656</text:p>
          </table:table-cell>
          <table:table-cell office:value-type="float" office:value="-0.00721346960635544">
            <text:p>-0.0072134696</text:p>
          </table:table-cell>
          <table:table-cell office:value-type="float" office:value="0.964057913419048">
            <text:p>0.9640579134</text:p>
          </table:table-cell>
          <table:table-cell office:value-type="float" office:value="0.922077240909105">
            <text:p>0.9220772409</text:p>
          </table:table-cell>
          <table:table-cell office:value-type="float" office:value="0.974854843299529">
            <text:p>0.9748548433</text:p>
          </table:table-cell>
          <table:table-cell office:value-type="float" office:value="0">
            <text:p>0</text:p>
          </table:table-cell>
          <table:table-cell office:value-type="float" office:value="-30.3925713063793">
            <text:p>-30.39257130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10845">
            <text:p>10845</text:p>
          </table:table-cell>
          <table:table-cell office:value-type="float" office:value="14852">
            <text:p>14852</text:p>
          </table:table-cell>
          <table:table-cell office:value-type="float" office:value="22140">
            <text:p>22140</text:p>
          </table:table-cell>
          <table:table-cell office:value-type="float" office:value="-95.375">
            <text:p>-95.375</text:p>
          </table:table-cell>
          <table:table-cell office:value-type="float" office:value="-340">
            <text:p>-340</text:p>
          </table:table-cell>
          <table:table-cell office:value-type="float" office:value="-63">
            <text:p>-63</text:p>
          </table:table-cell>
          <table:table-cell office:value-type="float" office:value="-0.00879437528815122">
            <text:p>-0.0087943753</text:p>
          </table:table-cell>
          <table:table-cell office:value-type="float" office:value="-0.0228925397252895">
            <text:p>-0.0228925397</text:p>
          </table:table-cell>
          <table:table-cell office:value-type="float" office:value="-0.00284552845528455">
            <text:p>-0.0028455285</text:p>
          </table:table-cell>
          <table:table-cell office:value-type="float" office:value="0.96937127492342">
            <text:p>0.9693712749</text:p>
          </table:table-cell>
          <table:table-cell office:value-type="float" office:value="0.920903284976632">
            <text:p>0.920903285</text:p>
          </table:table-cell>
          <table:table-cell office:value-type="float" office:value="0.990056520589596">
            <text:p>0.9900565206</text:p>
          </table:table-cell>
          <table:table-cell office:value-type="float" office:value="0">
            <text:p>0</text:p>
          </table:table-cell>
          <table:table-cell office:value-type="float" office:value="-29.9303885074064">
            <text:p>-29.93038850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1255">
            <text:p>1255</text:p>
          </table:table-cell>
          <table:table-cell office:value-type="float" office:value="11305">
            <text:p>11305</text:p>
          </table:table-cell>
          <table:table-cell office:value-type="float" office:value="14904">
            <text:p>14904</text:p>
          </table:table-cell>
          <table:table-cell office:value-type="float" office:value="21280">
            <text:p>21280</text:p>
          </table:table-cell>
          <table:table-cell office:value-type="float" office:value="-137.25">
            <text:p>-137.25</text:p>
          </table:table-cell>
          <table:table-cell office:value-type="float" office:value="8">
            <text:p>8</text:p>
          </table:table-cell>
          <table:table-cell office:value-type="float" office:value="-700.25">
            <text:p>-700.25</text:p>
          </table:table-cell>
          <table:table-cell office:value-type="float" office:value="-0.012140645731977">
            <text:p>-0.0121406457</text:p>
          </table:table-cell>
          <table:table-cell office:value-type="float" office:value="0.000536768652710682">
            <text:p>0.0005367687</text:p>
          </table:table-cell>
          <table:table-cell office:value-type="float" office:value="-0.032906484962406">
            <text:p>-0.032906485</text:p>
          </table:table-cell>
          <table:table-cell office:value-type="float" office:value="0.957796634684508">
            <text:p>0.9577966347</text:p>
          </table:table-cell>
          <table:table-cell office:value-type="float" office:value="1.00187925500084">
            <text:p>1.001879255</text:p>
          </table:table-cell>
          <table:table-cell office:value-type="float" office:value="0.886949662666638">
            <text:p>0.8869496627</text:p>
          </table:table-cell>
          <table:table-cell table:number-columns-repeated="2" office:value-type="float" office:value="0">
            <text:p>0</text:p>
          </table:table-cell>
          <table:table-cell office:value-type="float" office:value="-20.7156450934823">
            <text:p>-20.71564509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11162">
            <text:p>11162</text:p>
          </table:table-cell>
          <table:table-cell office:value-type="float" office:value="15162">
            <text:p>15162</text:p>
          </table:table-cell>
          <table:table-cell office:value-type="float" office:value="22003">
            <text:p>22003</text:p>
          </table:table-cell>
          <table:table-cell office:value-type="float" office:value="-25.25">
            <text:p>-25.25</text:p>
          </table:table-cell>
          <table:table-cell office:value-type="float" office:value="-85.375">
            <text:p>-85.375</text:p>
          </table:table-cell>
          <table:table-cell office:value-type="float" office:value="-1140.625">
            <text:p>-1140.625</text:p>
          </table:table-cell>
          <table:table-cell office:value-type="float" office:value="-0.00226213940154094">
            <text:p>-0.0022621394</text:p>
          </table:table-cell>
          <table:table-cell office:value-type="float" office:value="-0.00563085344941301">
            <text:p>-0.0056308534</text:p>
          </table:table-cell>
          <table:table-cell office:value-type="float" office:value="-0.0518395218833795">
            <text:p>-0.0518395219</text:p>
          </table:table-cell>
          <table:table-cell office:value-type="float" office:value="0.992092541952964">
            <text:p>0.992092542</text:p>
          </table:table-cell>
          <table:table-cell office:value-type="float" office:value="0.980354157687769">
            <text:p>0.9803541577</text:p>
          </table:table-cell>
          <table:table-cell office:value-type="float" office:value="0.823828852025203">
            <text:p>0.823828852</text:p>
          </table:table-cell>
          <table:table-cell table:number-columns-repeated="2" office:value-type="float" office:value="0">
            <text:p>0</text:p>
          </table:table-cell>
          <table:table-cell office:value-type="float" office:value="-13.0213697889843">
            <text:p>-13.021369789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11009">
            <text:p>11009</text:p>
          </table:table-cell>
          <table:table-cell office:value-type="float" office:value="14438">
            <text:p>14438</text:p>
          </table:table-cell>
          <table:table-cell office:value-type="float" office:value="22047">
            <text:p>22047</text:p>
          </table:table-cell>
          <table:table-cell office:value-type="float" office:value="-756.75">
            <text:p>-756.75</text:p>
          </table:table-cell>
          <table:table-cell office:value-type="float" office:value="-285.875">
            <text:p>-285.875</text:p>
          </table:table-cell>
          <table:table-cell office:value-type="float" office:value="-184.125">
            <text:p>-184.125</text:p>
          </table:table-cell>
          <table:table-cell office:value-type="float" office:value="-0.0687392133708784">
            <text:p>-0.0687392134</text:p>
          </table:table-cell>
          <table:table-cell office:value-type="float" office:value="-0.0198001800803435">
            <text:p>-0.0198001801</text:p>
          </table:table-cell>
          <table:table-cell office:value-type="float" office:value="-0.00835147639134576">
            <text:p>-0.0083514764</text:p>
          </table:table-cell>
          <table:table-cell office:value-type="float" office:value="0.768673908933426">
            <text:p>0.7686739089</text:p>
          </table:table-cell>
          <table:table-cell office:value-type="float" office:value="0.931467782095977">
            <text:p>0.9314677821</text:p>
          </table:table-cell>
          <table:table-cell office:value-type="float" office:value="0.970906537059804">
            <text:p>0.9709065371</text:p>
          </table:table-cell>
          <table:table-cell office:value-type="float" office:value="-9.73303607238303">
            <text:p>-9.73303607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10352">
            <text:p>10352</text:p>
          </table:table-cell>
          <table:table-cell office:value-type="float" office:value="14512">
            <text:p>14512</text:p>
          </table:table-cell>
          <table:table-cell office:value-type="float" office:value="21500">
            <text:p>21500</text:p>
          </table:table-cell>
          <table:table-cell office:value-type="float" office:value="-861">
            <text:p>-861</text:p>
          </table:table-cell>
          <table:table-cell office:value-type="float" office:value="-341.375">
            <text:p>-341.375</text:p>
          </table:table-cell>
          <table:table-cell office:value-type="float" office:value="-1">
            <text:p>-1</text:p>
          </table:table-cell>
          <table:table-cell office:value-type="float" office:value="-0.0831723338485317">
            <text:p>-0.0831723338</text:p>
          </table:table-cell>
          <table:table-cell office:value-type="float" office:value="-0.0235236356119074">
            <text:p>-0.0235236356</text:p>
          </table:table-cell>
          <table:table-cell table:style-name="ce17" office:value-type="float" office:value="-0.0000465116279069767">
            <text:p>-4.65E-005</text:p>
          </table:table-cell>
          <table:table-cell office:value-type="float" office:value="0.72245540028105">
            <text:p>0.7224554003</text:p>
          </table:table-cell>
          <table:table-cell office:value-type="float" office:value="0.918751863765832">
            <text:p>0.9187518638</text:p>
          </table:table-cell>
          <table:table-cell office:value-type="float" office:value="0.999837213542455">
            <text:p>0.9998372135</text:p>
          </table:table-cell>
          <table:table-cell office:value-type="float" office:value="-7.98227835650146">
            <text:p>-7.9822783565</text:p>
          </table:table-cell>
          <table:table-cell office:value-type="float" office:value="-29.1180400834357">
            <text:p>-29.11804008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1233">
            <text:p>1233</text:p>
          </table:table-cell>
          <table:table-cell office:value-type="float" office:value="8628">
            <text:p>8628</text:p>
          </table:table-cell>
          <table:table-cell office:value-type="float" office:value="14336">
            <text:p>14336</text:p>
          </table:table-cell>
          <table:table-cell office:value-type="float" office:value="20796">
            <text:p>20796</text:p>
          </table:table-cell>
          <table:table-cell office:value-type="float" office:value="-893.5">
            <text:p>-893.5</text:p>
          </table:table-cell>
          <table:table-cell office:value-type="float" office:value="-11.625">
            <text:p>-11.625</text:p>
          </table:table-cell>
          <table:table-cell office:value-type="float" office:value="-717.25">
            <text:p>-717.25</text:p>
          </table:table-cell>
          <table:table-cell office:value-type="float" office:value="-0.103558182661103">
            <text:p>-0.1035581827</text:p>
          </table:table-cell>
          <table:table-cell office:value-type="float" office:value="-0.000810895647321429">
            <text:p>-0.0008108956</text:p>
          </table:table-cell>
          <table:table-cell office:value-type="float" office:value="-0.0344898057318715">
            <text:p>-0.0344898057</text:p>
          </table:table-cell>
          <table:table-cell office:value-type="float" office:value="0.658565983190436">
            <text:p>0.6585659832</text:p>
          </table:table-cell>
          <table:table-cell office:value-type="float" office:value="0.997163154035807">
            <text:p>0.997163154</text:p>
          </table:table-cell>
          <table:table-cell office:value-type="float" office:value="0.881617191469317">
            <text:p>0.8816171915</text:p>
          </table:table-cell>
          <table:table-cell office:value-type="float" office:value="-6.34042454172636">
            <text:p>-6.3404245417</text:p>
          </table:table-cell>
          <table:table-cell office:value-type="float" office:value="0">
            <text:p>0</text:p>
          </table:table-cell>
          <table:table-cell office:value-type="float" office:value="-19.7485601309474">
            <text:p>-19.7485601309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6808">
            <text:p>6808</text:p>
          </table:table-cell>
          <table:table-cell office:value-type="float" office:value="12218">
            <text:p>12218</text:p>
          </table:table-cell>
          <table:table-cell office:value-type="float" office:value="21115">
            <text:p>21115</text:p>
          </table:table-cell>
          <table:table-cell office:value-type="float" office:value="-517.25">
            <text:p>-517.25</text:p>
          </table:table-cell>
          <table:table-cell office:value-type="float" office:value="-623.5">
            <text:p>-623.5</text:p>
          </table:table-cell>
          <table:table-cell office:value-type="float" office:value="-1094.75">
            <text:p>-1094.75</text:p>
          </table:table-cell>
          <table:table-cell office:value-type="float" office:value="-0.0759767920094007">
            <text:p>-0.075976792</text:p>
          </table:table-cell>
          <table:table-cell office:value-type="float" office:value="-0.0510312653462105">
            <text:p>-0.0510312653</text:p>
          </table:table-cell>
          <table:table-cell office:value-type="float" office:value="-0.0518470281790197">
            <text:p>-0.0518470282</text:p>
          </table:table-cell>
          <table:table-cell office:value-type="float" office:value="0.745395274898215">
            <text:p>0.7453952749</text:p>
          </table:table-cell>
          <table:table-cell office:value-type="float" office:value="0.826494783772221">
            <text:p>0.8264947838</text:p>
          </table:table-cell>
          <table:table-cell office:value-type="float" office:value="0.823804105462183">
            <text:p>0.8238041055</text:p>
          </table:table-cell>
          <table:table-cell office:value-type="float" office:value="-8.77200617848457">
            <text:p>-8.7720061785</text:p>
          </table:table-cell>
          <table:table-cell office:value-type="float" office:value="-13.2331953034176">
            <text:p>-13.2331953034</text:p>
          </table:table-cell>
          <table:table-cell office:value-type="float" office:value="-13.0194335059734">
            <text:p>-13.01943350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34">
            <text:p>534</text:p>
          </table:table-cell>
          <table:table-cell table:number-columns-repeated="2" office:value-type="float" office:value="1207">
            <text:p>1207</text:p>
          </table:table-cell>
          <table:table-cell office:value-type="float" office:value="5148">
            <text:p>5148</text:p>
          </table:table-cell>
          <table:table-cell office:value-type="float" office:value="11619">
            <text:p>11619</text:p>
          </table:table-cell>
          <table:table-cell office:value-type="float" office:value="19300">
            <text:p>19300</text:p>
          </table:table-cell>
          <table:table-cell office:value-type="float" office:value="-684.625">
            <text:p>-684.625</text:p>
          </table:table-cell>
          <table:table-cell office:value-type="float" office:value="-236.125">
            <text:p>-236.125</text:p>
          </table:table-cell>
          <table:table-cell office:value-type="float" office:value="-1014.75">
            <text:p>-1014.75</text:p>
          </table:table-cell>
          <table:table-cell office:value-type="float" office:value="-0.132988539238539">
            <text:p>-0.1329885392</text:p>
          </table:table-cell>
          <table:table-cell office:value-type="float" office:value="-0.0203223168947414">
            <text:p>-0.0203223169</text:p>
          </table:table-cell>
          <table:table-cell office:value-type="float" office:value="-0.0525777202072539">
            <text:p>-0.0525777202</text:p>
          </table:table-cell>
          <table:table-cell office:value-type="float" office:value="0.569204577739962">
            <text:p>0.5692045777</text:p>
          </table:table-cell>
          <table:table-cell office:value-type="float" office:value="0.929681364133787">
            <text:p>0.9296813641</text:p>
          </table:table-cell>
          <table:table-cell office:value-type="float" office:value="0.821396235932508">
            <text:p>0.8213962359</text:p>
          </table:table-cell>
          <table:table-cell office:value-type="float" office:value="-4.85726842027292">
            <text:p>-4.8572684203</text:p>
          </table:table-cell>
          <table:table-cell office:value-type="float" office:value="-33.759925337308">
            <text:p>-33.7599253373</text:p>
          </table:table-cell>
          <table:table-cell office:value-type="float" office:value="-12.8335939000465">
            <text:p>-12.8335939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4320">
            <text:p>4320</text:p>
          </table:table-cell>
          <table:table-cell office:value-type="float" office:value="11484">
            <text:p>11484</text:p>
          </table:table-cell>
          <table:table-cell office:value-type="float" office:value="19705">
            <text:p>19705</text:p>
          </table:table-cell>
          <table:table-cell office:value-type="float" office:value="-586">
            <text:p>-586</text:p>
          </table:table-cell>
          <table:table-cell office:value-type="float" office:value="-652.75">
            <text:p>-652.75</text:p>
          </table:table-cell>
          <table:table-cell office:value-type="float" office:value="-438.625">
            <text:p>-438.625</text:p>
          </table:table-cell>
          <table:table-cell office:value-type="float" office:value="-0.135648148148148">
            <text:p>-0.1356481481</text:p>
          </table:table-cell>
          <table:table-cell office:value-type="float" office:value="-0.056839951236503">
            <text:p>-0.0568399512</text:p>
          </table:table-cell>
          <table:table-cell office:value-type="float" office:value="-0.0222595787871099">
            <text:p>-0.0222595788</text:p>
          </table:table-cell>
          <table:table-cell office:value-type="float" office:value="0.561296304869685">
            <text:p>0.5612963049</text:p>
          </table:table-cell>
          <table:table-cell office:value-type="float" office:value="0.807392499583113">
            <text:p>0.8073924996</text:p>
          </table:table-cell>
          <table:table-cell office:value-type="float" office:value="0.923062632386763">
            <text:p>0.9230626324</text:p>
          </table:table-cell>
          <table:table-cell office:value-type="float" office:value="-4.75489955350243">
            <text:p>-4.7548995535</text:p>
          </table:table-cell>
          <table:table-cell office:value-type="float" office:value="-11.8447644680994">
            <text:p>-11.8447644681</text:p>
          </table:table-cell>
          <table:table-cell office:value-type="float" office:value="-30.7914027176737">
            <text:p>-30.791402717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28">
            <text:p>428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4332">
            <text:p>4332</text:p>
          </table:table-cell>
          <table:table-cell office:value-type="float" office:value="11327">
            <text:p>11327</text:p>
          </table:table-cell>
          <table:table-cell office:value-type="float" office:value="20242">
            <text:p>20242</text:p>
          </table:table-cell>
          <table:table-cell office:value-type="float" office:value="-441.5">
            <text:p>-441.5</text:p>
          </table:table-cell>
          <table:table-cell office:value-type="float" office:value="-1078.125">
            <text:p>-1078.125</text:p>
          </table:table-cell>
          <table:table-cell office:value-type="float" office:value="-690">
            <text:p>-690</text:p>
          </table:table-cell>
          <table:table-cell office:value-type="float" office:value="-0.101915974145891">
            <text:p>-0.1019159741</text:p>
          </table:table-cell>
          <table:table-cell office:value-type="float" office:value="-0.0951818663370707">
            <text:p>-0.0951818663</text:p>
          </table:table-cell>
          <table:table-cell office:value-type="float" office:value="-0.0340875407568422">
            <text:p>-0.0340875408</text:p>
          </table:table-cell>
          <table:table-cell office:value-type="float" office:value="0.663652347430149">
            <text:p>0.6636523474</text:p>
          </table:table-cell>
          <table:table-cell office:value-type="float" office:value="0.684620259671892">
            <text:p>0.6846202597</text:p>
          </table:table-cell>
          <table:table-cell office:value-type="float" office:value="0.882971049803357">
            <text:p>0.8829710498</text:p>
          </table:table-cell>
          <table:table-cell office:value-type="float" office:value="-6.44838191980332">
            <text:p>-6.4483819198</text:p>
          </table:table-cell>
          <table:table-cell office:value-type="float" office:value="-6.92999483275418">
            <text:p>-6.9299948328</text:p>
          </table:table-cell>
          <table:table-cell office:value-type="float" office:value="-19.9857495536032">
            <text:p>-19.9857495536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735">
            <text:p>735</text:p>
          </table:table-cell>
          <table:table-cell office:value-type="float" office:value="4680">
            <text:p>4680</text:p>
          </table:table-cell>
          <table:table-cell office:value-type="float" office:value="11066">
            <text:p>11066</text:p>
          </table:table-cell>
          <table:table-cell office:value-type="float" office:value="20708">
            <text:p>20708</text:p>
          </table:table-cell>
          <table:table-cell office:value-type="float" office:value="-262.875">
            <text:p>-262.875</text:p>
          </table:table-cell>
          <table:table-cell office:value-type="float" office:value="-215">
            <text:p>-215</text:p>
          </table:table-cell>
          <table:table-cell office:value-type="float" office:value="-1057.5">
            <text:p>-1057.5</text:p>
          </table:table-cell>
          <table:table-cell office:value-type="float" office:value="-0.0561698717948718">
            <text:p>-0.0561698718</text:p>
          </table:table-cell>
          <table:table-cell office:value-type="float" office:value="-0.0194288812579071">
            <text:p>-0.0194288813</text:p>
          </table:table-cell>
          <table:table-cell office:value-type="float" office:value="-0.0510672203979139">
            <text:p>-0.0510672204</text:p>
          </table:table-cell>
          <table:table-cell office:value-type="float" office:value="0.809589355532955">
            <text:p>0.8095893555</text:p>
          </table:table-cell>
          <table:table-cell office:value-type="float" office:value="0.932738779194116">
            <text:p>0.9327387792</text:p>
          </table:table-cell>
          <table:table-cell office:value-type="float" office:value="0.826376136165673">
            <text:p>0.8263761362</text:p>
          </table:table-cell>
          <table:table-cell office:value-type="float" office:value="-11.9902825812927">
            <text:p>-11.9902825813</text:p>
          </table:table-cell>
          <table:table-cell office:value-type="float" office:value="0">
            <text:p>0</text:p>
          </table:table-cell>
          <table:table-cell office:value-type="float" office:value="-13.2236298362407">
            <text:p>-13.2236298362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756">
            <text:p>756</text:p>
          </table:table-cell>
          <table:table-cell office:value-type="float" office:value="1146">
            <text:p>1146</text:p>
          </table:table-cell>
          <table:table-cell office:value-type="float" office:value="5148">
            <text:p>5148</text:p>
          </table:table-cell>
          <table:table-cell office:value-type="float" office:value="9516">
            <text:p>9516</text:p>
          </table:table-cell>
          <table:table-cell office:value-type="float" office:value="18723">
            <text:p>18723</text:p>
          </table:table-cell>
          <table:table-cell office:value-type="float" office:value="-684.625">
            <text:p>-684.625</text:p>
          </table:table-cell>
          <table:table-cell office:value-type="float" office:value="-84.5">
            <text:p>-84.5</text:p>
          </table:table-cell>
          <table:table-cell office:value-type="float" office:value="-1213.75">
            <text:p>-1213.75</text:p>
          </table:table-cell>
          <table:table-cell office:value-type="float" office:value="-0.132988539238539">
            <text:p>-0.1329885392</text:p>
          </table:table-cell>
          <table:table-cell office:value-type="float" office:value="-0.00887978142076503">
            <text:p>-0.0088797814</text:p>
          </table:table-cell>
          <table:table-cell office:value-type="float" office:value="-0.0648266837579448">
            <text:p>-0.0648266838</text:p>
          </table:table-cell>
          <table:table-cell office:value-type="float" office:value="0.569204577739962">
            <text:p>0.5692045777</text:p>
          </table:table-cell>
          <table:table-cell office:value-type="float" office:value="0.96907531204276">
            <text:p>0.969075312</text:p>
          </table:table-cell>
          <table:table-cell office:value-type="float" office:value="0.781343504744216">
            <text:p>0.7813435047</text:p>
          </table:table-cell>
          <table:table-cell office:value-type="float" office:value="-4.85726842027292">
            <text:p>-4.8572684203</text:p>
          </table:table-cell>
          <table:table-cell office:value-type="float" office:value="0">
            <text:p>0</text:p>
          </table:table-cell>
          <table:table-cell office:value-type="float" office:value="-10.3418680765471">
            <text:p>-10.341868076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4320">
            <text:p>4320</text:p>
          </table:table-cell>
          <table:table-cell office:value-type="float" office:value="9802">
            <text:p>9802</text:p>
          </table:table-cell>
          <table:table-cell office:value-type="float" office:value="17991">
            <text:p>17991</text:p>
          </table:table-cell>
          <table:table-cell office:value-type="float" office:value="-586">
            <text:p>-586</text:p>
          </table:table-cell>
          <table:table-cell office:value-type="float" office:value="-866.25">
            <text:p>-866.25</text:p>
          </table:table-cell>
          <table:table-cell office:value-type="float" office:value="-1288.875">
            <text:p>-1288.875</text:p>
          </table:table-cell>
          <table:table-cell office:value-type="float" office:value="-0.135648148148148">
            <text:p>-0.1356481481</text:p>
          </table:table-cell>
          <table:table-cell office:value-type="float" office:value="-0.0883748214650071">
            <text:p>-0.0883748215</text:p>
          </table:table-cell>
          <table:table-cell office:value-type="float" office:value="-0.0716399866599967">
            <text:p>-0.0716399867</text:p>
          </table:table-cell>
          <table:table-cell office:value-type="float" office:value="0.561296304869685">
            <text:p>0.5612963049</text:p>
          </table:table-cell>
          <table:table-cell office:value-type="float" office:value="0.70599593864766">
            <text:p>0.7059959386</text:p>
          </table:table-cell>
          <table:table-cell office:value-type="float" office:value="0.759319330559755">
            <text:p>0.7593193306</text:p>
          </table:table-cell>
          <table:table-cell office:value-type="float" office:value="-4.75489955350243">
            <text:p>-4.7548995535</text:p>
          </table:table-cell>
          <table:table-cell office:value-type="float" office:value="-7.49134805272776">
            <text:p>-7.4913480527</text:p>
          </table:table-cell>
          <table:table-cell office:value-type="float" office:value="-9.32455609058882">
            <text:p>-9.3245560906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95">
            <text:p>395</text:p>
          </table:table-cell>
          <table:table-cell table:number-columns-repeated="2" office:value-type="float" office:value="1011">
            <text:p>1011</text:p>
          </table:table-cell>
          <table:table-cell office:value-type="float" office:value="4332">
            <text:p>4332</text:p>
          </table:table-cell>
          <table:table-cell office:value-type="float" office:value="8423">
            <text:p>8423</text:p>
          </table:table-cell>
          <table:table-cell office:value-type="float" office:value="14698">
            <text:p>14698</text:p>
          </table:table-cell>
          <table:table-cell office:value-type="float" office:value="-441.5">
            <text:p>-441.5</text:p>
          </table:table-cell>
          <table:table-cell office:value-type="float" office:value="-875.375">
            <text:p>-875.375</text:p>
          </table:table-cell>
          <table:table-cell office:value-type="float" office:value="-1320.25">
            <text:p>-1320.25</text:p>
          </table:table-cell>
          <table:table-cell office:value-type="float" office:value="-0.101915974145891">
            <text:p>-0.1019159741</text:p>
          </table:table-cell>
          <table:table-cell office:value-type="float" office:value="-0.103926748189481">
            <text:p>-0.1039267482</text:p>
          </table:table-cell>
          <table:table-cell office:value-type="float" office:value="-0.0898251462784052">
            <text:p>-0.0898251463</text:p>
          </table:table-cell>
          <table:table-cell office:value-type="float" office:value="0.663652347430149">
            <text:p>0.6636523474</text:p>
          </table:table-cell>
          <table:table-cell office:value-type="float" office:value="0.657425888555726">
            <text:p>0.6574258886</text:p>
          </table:table-cell>
          <table:table-cell office:value-type="float" office:value="0.701426359557298">
            <text:p>0.7014263596</text:p>
          </table:table-cell>
          <table:table-cell office:value-type="float" office:value="-6.44838191980332">
            <text:p>-6.4483819198</text:p>
          </table:table-cell>
          <table:table-cell office:value-type="float" office:value="-6.31666366121989">
            <text:p>-6.3166636612</text:p>
          </table:table-cell>
          <table:table-cell office:value-type="float" office:value="-7.36461806228129">
            <text:p>-7.3646180623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69">
            <text:p>369</text:p>
          </table:table-cell>
          <table:table-cell office:value-type="float" office:value="971">
            <text:p>971</text:p>
          </table:table-cell>
          <table:table-cell office:value-type="float" office:value="4680">
            <text:p>4680</text:p>
          </table:table-cell>
          <table:table-cell office:value-type="float" office:value="7800">
            <text:p>7800</text:p>
          </table:table-cell>
          <table:table-cell office:value-type="float" office:value="11587">
            <text:p>11587</text:p>
          </table:table-cell>
          <table:table-cell office:value-type="float" office:value="-262.875">
            <text:p>-262.875</text:p>
          </table:table-cell>
          <table:table-cell office:value-type="float" office:value="-438">
            <text:p>-438</text:p>
          </table:table-cell>
          <table:table-cell office:value-type="float" office:value="-1264.125">
            <text:p>-1264.125</text:p>
          </table:table-cell>
          <table:table-cell office:value-type="float" office:value="-0.0561698717948718">
            <text:p>-0.0561698718</text:p>
          </table:table-cell>
          <table:table-cell office:value-type="float" office:value="-0.0561538461538462">
            <text:p>-0.0561538462</text:p>
          </table:table-cell>
          <table:table-cell office:value-type="float" office:value="-0.109098558729611">
            <text:p>-0.1090985587</text:p>
          </table:table-cell>
          <table:table-cell office:value-type="float" office:value="0.809589355532955">
            <text:p>0.8095893555</text:p>
          </table:table-cell>
          <table:table-cell office:value-type="float" office:value="0.809641917159763">
            <text:p>0.8096419172</text:p>
          </table:table-cell>
          <table:table-cell office:value-type="float" office:value="0.641483935659444">
            <text:p>0.6414839357</text:p>
          </table:table-cell>
          <table:table-cell office:value-type="float" office:value="-11.9902825812927">
            <text:p>-11.9902825813</text:p>
          </table:table-cell>
          <table:table-cell office:value-type="float" office:value="-11.9938053070841">
            <text:p>-11.9938053071</text:p>
          </table:table-cell>
          <table:table-cell office:value-type="float" office:value="-6.00015875518395">
            <text:p>-6.0001587552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5">
            <text:p>345</text:p>
          </table:table-cell>
          <table:table-cell office:value-type="float" office:value="4128">
            <text:p>4128</text:p>
          </table:table-cell>
          <table:table-cell office:value-type="float" office:value="6880">
            <text:p>6880</text:p>
          </table:table-cell>
          <table:table-cell office:value-type="float" office:value="13369">
            <text:p>13369</text:p>
          </table:table-cell>
          <table:table-cell office:value-type="float" office:value="-175.5">
            <text:p>-175.5</text:p>
          </table:table-cell>
          <table:table-cell office:value-type="float" office:value="-292.5">
            <text:p>-292.5</text:p>
          </table:table-cell>
          <table:table-cell office:value-type="float" office:value="-308.125">
            <text:p>-308.125</text:p>
          </table:table-cell>
          <table:table-cell table:number-columns-repeated="2" office:value-type="float" office:value="-0.0425145348837209">
            <text:p>-0.0425145349</text:p>
          </table:table-cell>
          <table:table-cell office:value-type="float" office:value="-0.0230477223427332">
            <text:p>-0.0230477223</text:p>
          </table:table-cell>
          <table:table-cell table:number-columns-repeated="2" office:value-type="float" office:value="0.85474179983268">
            <text:p>0.8547417998</text:p>
          </table:table-cell>
          <table:table-cell office:value-type="float" office:value="0.920374118910602">
            <text:p>0.9203741189</text:p>
          </table:table-cell>
          <table:table-cell table:number-columns-repeated="2" office:value-type="float" office:value="-15.9546866025323">
            <text:p>-15.9546866025</text:p>
          </table:table-cell>
          <table:table-cell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914">
            <text:p>914</text:p>
          </table:table-cell>
          <table:table-cell office:value-type="float" office:value="346">
            <text:p>346</text:p>
          </table:table-cell>
          <table:table-cell office:value-type="float" office:value="3480">
            <text:p>3480</text:p>
          </table:table-cell>
          <table:table-cell office:value-type="float" office:value="6832">
            <text:p>6832</text:p>
          </table:table-cell>
          <table:table-cell office:value-type="float" office:value="13688">
            <text:p>13688</text:p>
          </table:table-cell>
          <table:table-cell office:value-type="float" office:value="-204">
            <text:p>-204</text:p>
          </table:table-cell>
          <table:table-cell office:value-type="float" office:value="-750.75">
            <text:p>-750.75</text:p>
          </table:table-cell>
          <table:table-cell office:value-type="float" office:value="-253.75">
            <text:p>-253.75</text:p>
          </table:table-cell>
          <table:table-cell office:value-type="float" office:value="-0.0586206896551724">
            <text:p>-0.0586206897</text:p>
          </table:table-cell>
          <table:table-cell office:value-type="float" office:value="-0.109887295081967">
            <text:p>-0.1098872951</text:p>
          </table:table-cell>
          <table:table-cell office:value-type="float" office:value="-0.0185381355932203">
            <text:p>-0.0185381356</text:p>
          </table:table-cell>
          <table:table-cell office:value-type="float" office:value="0.801562901307967">
            <text:p>0.8015629013</text:p>
          </table:table-cell>
          <table:table-cell office:value-type="float" office:value="0.63906189374916">
            <text:p>0.6390618937</text:p>
          </table:table-cell>
          <table:table-cell office:value-type="float" office:value="0.935790103867423">
            <text:p>0.9357901039</text:p>
          </table:table-cell>
          <table:table-cell office:value-type="float" office:value="-11.4742126869591">
            <text:p>-11.474212687</text:p>
          </table:table-cell>
          <table:table-cell office:value-type="float" office:value="-5.95450490072139">
            <text:p>-5.9545049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3">
            <text:p>3</text:p>
          </table:table-cell>
          <table:table-cell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454">
            <text:p>454</text:p>
          </table:table-cell>
          <table:table-cell office:value-type="float" office:value="3888">
            <text:p>3888</text:p>
          </table:table-cell>
          <table:table-cell office:value-type="float" office:value="6820">
            <text:p>6820</text:p>
          </table:table-cell>
          <table:table-cell office:value-type="float" office:value="12673">
            <text:p>12673</text:p>
          </table:table-cell>
          <table:table-cell office:value-type="float" office:value="-145.5">
            <text:p>-145.5</text:p>
          </table:table-cell>
          <table:table-cell office:value-type="float" office:value="-66">
            <text:p>-66</text:p>
          </table:table-cell>
          <table:table-cell office:value-type="float" office:value="-134.125">
            <text:p>-134.125</text:p>
          </table:table-cell>
          <table:table-cell office:value-type="float" office:value="-0.0374228395061728">
            <text:p>-0.0374228395</text:p>
          </table:table-cell>
          <table:table-cell office:value-type="float" office:value="-0.00967741935483871">
            <text:p>-0.0096774194</text:p>
          </table:table-cell>
          <table:table-cell office:value-type="float" office:value="-0.01058352402746">
            <text:p>-0.010583524</text:p>
          </table:table-cell>
          <table:table-cell office:value-type="float" office:value="0.871764980805136">
            <text:p>0.8717649808</text:p>
          </table:table-cell>
          <table:table-cell office:value-type="float" office:value="0.966312591050989">
            <text:p>0.9663125911</text:p>
          </table:table-cell>
          <table:table-cell office:value-type="float" office:value="0.963177207426336">
            <text:p>0.9631772074</text:p>
          </table:table-cell>
          <table:table-cell office:value-type="float" office:value="-18.1732593498534">
            <text:p>-18.17325934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3">
            <text:p>3</text:p>
          </table:table-cell>
          <table:table-cell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522">
            <text:p>522</text:p>
          </table:table-cell>
          <table:table-cell office:value-type="float" office:value="4308">
            <text:p>4308</text:p>
          </table:table-cell>
          <table:table-cell office:value-type="float" office:value="6968">
            <text:p>6968</text:p>
          </table:table-cell>
          <table:table-cell office:value-type="float" office:value="12447">
            <text:p>12447</text:p>
          </table:table-cell>
          <table:table-cell office:value-type="float" office:value="-172.5">
            <text:p>-172.5</text:p>
          </table:table-cell>
          <table:table-cell office:value-type="float" office:value="-69">
            <text:p>-69</text:p>
          </table:table-cell>
          <table:table-cell office:value-type="float" office:value="-286.875">
            <text:p>-286.875</text:p>
          </table:table-cell>
          <table:table-cell office:value-type="float" office:value="-0.040041782729805">
            <text:p>-0.0400417827</text:p>
          </table:table-cell>
          <table:table-cell office:value-type="float" office:value="-0.00990241102181401">
            <text:p>-0.009902411</text:p>
          </table:table-cell>
          <table:table-cell office:value-type="float" office:value="-0.0230477223427332">
            <text:p>-0.0230477223</text:p>
          </table:table-cell>
          <table:table-cell office:value-type="float" office:value="0.862996315399477">
            <text:p>0.8629963154</text:p>
          </table:table-cell>
          <table:table-cell office:value-type="float" office:value="0.965533754601979">
            <text:p>0.9655337546</text:p>
          </table:table-cell>
          <table:table-cell office:value-type="float" office:value="0.920374118910602">
            <text:p>0.9203741189</text:p>
          </table:table-cell>
          <table:table-cell office:value-type="float" office:value="-16.9616634041053">
            <text:p>-16.9616634041</text:p>
          </table:table-cell>
          <table:table-cell office:value-type="float" office:value="0">
            <text:p>0</text:p>
          </table:table-cell>
          <table:table-cell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61">
            <text:p>561</text:p>
          </table:table-cell>
          <table:table-cell office:value-type="float" office:value="4128">
            <text:p>4128</text:p>
          </table:table-cell>
          <table:table-cell office:value-type="float" office:value="6608">
            <text:p>6608</text:p>
          </table:table-cell>
          <table:table-cell office:value-type="float" office:value="12744">
            <text:p>12744</text:p>
          </table:table-cell>
          <table:table-cell office:value-type="float" office:value="-175.5">
            <text:p>-175.5</text:p>
          </table:table-cell>
          <table:table-cell office:value-type="float" office:value="-122.5">
            <text:p>-122.5</text:p>
          </table:table-cell>
          <table:table-cell office:value-type="float" office:value="-236.25">
            <text:p>-236.25</text:p>
          </table:table-cell>
          <table:table-cell office:value-type="float" office:value="-0.0425145348837209">
            <text:p>-0.0425145349</text:p>
          </table:table-cell>
          <table:table-cell table:number-columns-repeated="2" office:value-type="float" office:value="-0.0185381355932203">
            <text:p>-0.0185381356</text:p>
          </table:table-cell>
          <table:table-cell office:value-type="float" office:value="0.85474179983268">
            <text:p>0.8547417998</text:p>
          </table:table-cell>
          <table:table-cell table:number-columns-repeated="2" office:value-type="float" office:value="0.935790103867423">
            <text:p>0.9357901039</text:p>
          </table:table-cell>
          <table:table-cell office:value-type="float" office:value="-15.9546866025323">
            <text:p>-15.95468660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3">
            <text:p>3</text:p>
          </table:table-cell>
          <table:table-cell office:value-type="float" office:value="494">
            <text:p>494</text:p>
          </table:table-cell>
          <table:table-cell office:value-type="float" office:value="694">
            <text:p>694</text:p>
          </table:table-cell>
          <table:table-cell office:value-type="float" office:value="494">
            <text:p>494</text:p>
          </table:table-cell>
          <table:table-cell office:value-type="float" office:value="3480">
            <text:p>3480</text:p>
          </table:table-cell>
          <table:table-cell office:value-type="float" office:value="6200">
            <text:p>6200</text:p>
          </table:table-cell>
          <table:table-cell office:value-type="float" office:value="11799">
            <text:p>11799</text:p>
          </table:table-cell>
          <table:table-cell office:value-type="float" office:value="-204">
            <text:p>-204</text:p>
          </table:table-cell>
          <table:table-cell office:value-type="float" office:value="-60">
            <text:p>-60</text:p>
          </table:table-cell>
          <table:table-cell office:value-type="float" office:value="-124.875">
            <text:p>-124.875</text:p>
          </table:table-cell>
          <table:table-cell office:value-type="float" office:value="-0.0586206896551724">
            <text:p>-0.0586206897</text:p>
          </table:table-cell>
          <table:table-cell office:value-type="float" office:value="-0.00967741935483871">
            <text:p>-0.0096774194</text:p>
          </table:table-cell>
          <table:table-cell office:value-type="float" office:value="-0.01058352402746">
            <text:p>-0.010583524</text:p>
          </table:table-cell>
          <table:table-cell office:value-type="float" office:value="0.801562901307967">
            <text:p>0.8015629013</text:p>
          </table:table-cell>
          <table:table-cell office:value-type="float" office:value="0.966312591050989">
            <text:p>0.9663125911</text:p>
          </table:table-cell>
          <table:table-cell office:value-type="float" office:value="0.963177207426336">
            <text:p>0.9631772074</text:p>
          </table:table-cell>
          <table:table-cell office:value-type="float" office:value="-11.4742126869591">
            <text:p>-11.4742126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3">
            <text:p>3</text:p>
          </table:table-cell>
          <table:table-cell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429">
            <text:p>429</text:p>
          </table:table-cell>
          <table:table-cell office:value-type="float" office:value="3888">
            <text:p>3888</text:p>
          </table:table-cell>
          <table:table-cell office:value-type="float" office:value="6256">
            <text:p>6256</text:p>
          </table:table-cell>
          <table:table-cell office:value-type="float" office:value="10638">
            <text:p>10638</text:p>
          </table:table-cell>
          <table:table-cell office:value-type="float" office:value="-145.5">
            <text:p>-145.5</text:p>
          </table:table-cell>
          <table:table-cell office:value-type="float" office:value="-152">
            <text:p>-152</text:p>
          </table:table-cell>
          <table:table-cell office:value-type="float" office:value="-104.625">
            <text:p>-104.625</text:p>
          </table:table-cell>
          <table:table-cell office:value-type="float" office:value="-0.0374228395061728">
            <text:p>-0.0374228395</text:p>
          </table:table-cell>
          <table:table-cell office:value-type="float" office:value="-0.0242966751918159">
            <text:p>-0.0242966752</text:p>
          </table:table-cell>
          <table:table-cell office:value-type="float" office:value="-0.00983502538071066">
            <text:p>-0.0098350254</text:p>
          </table:table-cell>
          <table:table-cell office:value-type="float" office:value="0.871764980805136">
            <text:p>0.8717649808</text:p>
          </table:table-cell>
          <table:table-cell office:value-type="float" office:value="0.916118680542383">
            <text:p>0.9161186805</text:p>
          </table:table-cell>
          <table:table-cell office:value-type="float" office:value="0.965766997507022">
            <text:p>0.9657669975</text:p>
          </table:table-cell>
          <table:table-cell office:value-type="float" office:value="-18.1732593498534">
            <text:p>-18.1732593499</text:p>
          </table:table-cell>
          <table:table-cell office:value-type="float" office:value="-28.1804843570313">
            <text:p>-28.1804843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3348">
            <text:p>3348</text:p>
          </table:table-cell>
          <table:table-cell office:value-type="float" office:value="5852">
            <text:p>5852</text:p>
          </table:table-cell>
          <table:table-cell office:value-type="float" office:value="10411">
            <text:p>10411</text:p>
          </table:table-cell>
          <table:table-cell office:value-type="float" office:value="-37.5">
            <text:p>-37.5</text:p>
          </table:table-cell>
          <table:table-cell office:value-type="float" office:value="-187">
            <text:p>-187</text:p>
          </table:table-cell>
          <table:table-cell office:value-type="float" office:value="-416.875">
            <text:p>-416.875</text:p>
          </table:table-cell>
          <table:table-cell office:value-type="float" office:value="-0.0112007168458781">
            <text:p>-0.0112007168</text:p>
          </table:table-cell>
          <table:table-cell office:value-type="float" office:value="-0.0319548872180451">
            <text:p>-0.0319548872</text:p>
          </table:table-cell>
          <table:table-cell office:value-type="float" office:value="-0.040041782729805">
            <text:p>-0.0400417827</text:p>
          </table:table-cell>
          <table:table-cell office:value-type="float" office:value="0.961043384912835">
            <text:p>0.9610433849</text:p>
          </table:table-cell>
          <table:table-cell office:value-type="float" office:value="0.890159279778393">
            <text:p>0.8901592798</text:p>
          </table:table-cell>
          <table:table-cell office:value-type="float" office:value="0.862996315399477">
            <text:p>0.8629963154</text:p>
          </table:table-cell>
          <table:table-cell office:value-type="float" office:value="0">
            <text:p>0</text:p>
          </table:table-cell>
          <table:table-cell office:value-type="float" office:value="-21.3429799365427">
            <text:p>-21.3429799365</text:p>
          </table:table-cell>
          <table:table-cell office:value-type="float" office:value="-16.9616634041053">
            <text:p>-16.961663404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3252">
            <text:p>3252</text:p>
          </table:table-cell>
          <table:table-cell office:value-type="float" office:value="5654">
            <text:p>5654</text:p>
          </table:table-cell>
          <table:table-cell office:value-type="float" office:value="9976">
            <text:p>9976</text:p>
          </table:table-cell>
          <table:table-cell office:value-type="float" office:value="-107.125">
            <text:p>-107.125</text:p>
          </table:table-cell>
          <table:table-cell office:value-type="float" office:value="-134.75">
            <text:p>-134.75</text:p>
          </table:table-cell>
          <table:table-cell office:value-type="float" office:value="-264.625">
            <text:p>-264.625</text:p>
          </table:table-cell>
          <table:table-cell office:value-type="float" office:value="-0.0329412669126691">
            <text:p>-0.0329412669</text:p>
          </table:table-cell>
          <table:table-cell office:value-type="float" office:value="-0.0238326848249027">
            <text:p>-0.0238326848</text:p>
          </table:table-cell>
          <table:table-cell office:value-type="float" office:value="-0.0265261627906977">
            <text:p>-0.0265261628</text:p>
          </table:table-cell>
          <table:table-cell office:value-type="float" office:value="0.886832414854649">
            <text:p>0.8868324149</text:p>
          </table:table-cell>
          <table:table-cell office:value-type="float" office:value="0.917698876970128">
            <text:p>0.917698877</text:p>
          </table:table-cell>
          <table:table-cell office:value-type="float" office:value="0.908537559364859">
            <text:p>0.9085375594</text:p>
          </table:table-cell>
          <table:table-cell office:value-type="float" office:value="-20.6934018476901">
            <text:p>-20.6934018477</text:p>
          </table:table-cell>
          <table:table-cell office:value-type="float" office:value="-28.7359229854529">
            <text:p>-28.7359229855</text:p>
          </table:table-cell>
          <table:table-cell office:value-type="float" office:value="-25.7825727190837">
            <text:p>-25.782572719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90">
            <text:p>390</text:p>
          </table:table-cell>
          <table:table-cell office:value-type="float" office:value="3732">
            <text:p>3732</text:p>
          </table:table-cell>
          <table:table-cell office:value-type="float" office:value="5712">
            <text:p>5712</text:p>
          </table:table-cell>
          <table:table-cell office:value-type="float" office:value="9744">
            <text:p>9744</text:p>
          </table:table-cell>
          <table:table-cell office:value-type="float" office:value="-168">
            <text:p>-168</text:p>
          </table:table-cell>
          <table:table-cell office:value-type="float" office:value="44.625">
            <text:p>44.625</text:p>
          </table:table-cell>
          <table:table-cell office:value-type="float" office:value="76.125">
            <text:p>76.125</text:p>
          </table:table-cell>
          <table:table-cell office:value-type="float" office:value="-0.045016077170418">
            <text:p>-0.0450160772</text:p>
          </table:table-cell>
          <table:table-cell table:number-columns-repeated="2" office:value-type="float" office:value="0.0078125">
            <text:p>0.0078125</text:p>
          </table:table-cell>
          <table:table-cell office:value-type="float" office:value="0.846415566423011">
            <text:p>0.8464155664</text:p>
          </table:table-cell>
          <table:table-cell table:number-columns-repeated="2" office:value-type="float" office:value="1.02746337890625">
            <text:p>1.0274633789</text:p>
          </table:table-cell>
          <table:table-cell office:value-type="float" office:value="-15.0485354402031">
            <text:p>-15.04853544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61">
            <text:p>461</text:p>
          </table:table-cell>
          <table:table-cell office:value-type="float" office:value="4080">
            <text:p>4080</text:p>
          </table:table-cell>
          <table:table-cell office:value-type="float" office:value="6103">
            <text:p>6103</text:p>
          </table:table-cell>
          <table:table-cell office:value-type="float" office:value="9860">
            <text:p>9860</text:p>
          </table:table-cell>
          <table:table-cell office:value-type="float" office:value="27">
            <text:p>27</text:p>
          </table:table-cell>
          <table:table-cell office:value-type="float" office:value="-244.375">
            <text:p>-244.375</text:p>
          </table:table-cell>
          <table:table-cell office:value-type="float" office:value="65.25">
            <text:p>65.25</text:p>
          </table:table-cell>
          <table:table-cell office:value-type="float" office:value="0.00661764705882353">
            <text:p>0.0066176471</text:p>
          </table:table-cell>
          <table:table-cell office:value-type="float" office:value="-0.040041782729805">
            <text:p>-0.0400417827</text:p>
          </table:table-cell>
          <table:table-cell office:value-type="float" office:value="0.00661764705882353">
            <text:p>0.0066176471</text:p>
          </table:table-cell>
          <table:table-cell office:value-type="float" office:value="1.02324759948097">
            <text:p>1.0232475995</text:p>
          </table:table-cell>
          <table:table-cell office:value-type="float" office:value="0.862996315399477">
            <text:p>0.8629963154</text:p>
          </table:table-cell>
          <table:table-cell office:value-type="float" office:value="1.02324759948097">
            <text:p>1.0232475995</text:p>
          </table:table-cell>
          <table:table-cell office:value-type="float" office:value="0">
            <text:p>0</text:p>
          </table:table-cell>
          <table:table-cell office:value-type="float" office:value="-16.9616634041053">
            <text:p>-16.96166340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3">
            <text:p>3</text:p>
          </table:table-cell>
          <table:table-cell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472">
            <text:p>472</text:p>
          </table:table-cell>
          <table:table-cell office:value-type="float" office:value="3348">
            <text:p>3348</text:p>
          </table:table-cell>
          <table:table-cell office:value-type="float" office:value="5712">
            <text:p>5712</text:p>
          </table:table-cell>
          <table:table-cell office:value-type="float" office:value="9288">
            <text:p>9288</text:p>
          </table:table-cell>
          <table:table-cell office:value-type="float" office:value="-37.5">
            <text:p>-37.5</text:p>
          </table:table-cell>
          <table:table-cell office:value-type="float" office:value="14.625">
            <text:p>14.625</text:p>
          </table:table-cell>
          <table:table-cell office:value-type="float" office:value="-246.375">
            <text:p>-246.375</text:p>
          </table:table-cell>
          <table:table-cell office:value-type="float" office:value="-0.0112007168458781">
            <text:p>-0.0112007168</text:p>
          </table:table-cell>
          <table:table-cell office:value-type="float" office:value="0.00256039915966387">
            <text:p>0.0025603992</text:p>
          </table:table-cell>
          <table:table-cell office:value-type="float" office:value="-0.0265261627906977">
            <text:p>-0.0265261628</text:p>
          </table:table-cell>
          <table:table-cell office:value-type="float" office:value="0.961043384912835">
            <text:p>0.9610433849</text:p>
          </table:table-cell>
          <table:table-cell office:value-type="float" office:value="1.00897424612078">
            <text:p>1.0089742461</text:p>
          </table:table-cell>
          <table:table-cell office:value-type="float" office:value="0.908537559364859">
            <text:p>0.9085375594</text:p>
          </table:table-cell>
          <table:table-cell table:number-columns-repeated="2" office:value-type="float" office:value="0">
            <text:p>0</text:p>
          </table:table-cell>
          <table:table-cell office:value-type="float" office:value="-25.7825727190837">
            <text:p>-25.782572719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3">
            <text:p>3</text:p>
          </table:table-cell>
          <table:table-cell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437">
            <text:p>437</text:p>
          </table:table-cell>
          <table:table-cell office:value-type="float" office:value="3252">
            <text:p>3252</text:p>
          </table:table-cell>
          <table:table-cell office:value-type="float" office:value="5404">
            <text:p>5404</text:p>
          </table:table-cell>
          <table:table-cell office:value-type="float" office:value="9072">
            <text:p>9072</text:p>
          </table:table-cell>
          <table:table-cell office:value-type="float" office:value="83.25">
            <text:p>83.25</text:p>
          </table:table-cell>
          <table:table-cell office:value-type="float" office:value="-40.25">
            <text:p>-40.25</text:p>
          </table:table-cell>
          <table:table-cell office:value-type="float" office:value="70.875">
            <text:p>70.875</text:p>
          </table:table-cell>
          <table:table-cell office:value-type="float" office:value="0.02559963099631">
            <text:p>0.025599631</text:p>
          </table:table-cell>
          <table:table-cell office:value-type="float" office:value="-0.00744818652849741">
            <text:p>-0.0074481865</text:p>
          </table:table-cell>
          <table:table-cell office:value-type="float" office:value="0.0078125">
            <text:p>0.0078125</text:p>
          </table:table-cell>
          <table:table-cell office:value-type="float" office:value="1.09088317705709">
            <text:p>1.0908831771</text:p>
          </table:table-cell>
          <table:table-cell office:value-type="float" office:value="0.974040079096083">
            <text:p>0.9740400791</text:p>
          </table:table-cell>
          <table:table-cell office:value-type="float" office:value="1.02746337890625">
            <text:p>1.0274633789</text:p>
          </table:table-cell>
          <table:table-cell office:value-type="float" office:value="27.4215655494099">
            <text:p>27.42156554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394">
            <text:p>394</text:p>
          </table:table-cell>
          <table:table-cell office:value-type="float" office:value="2688">
            <text:p>2688</text:p>
          </table:table-cell>
          <table:table-cell office:value-type="float" office:value="5126">
            <text:p>5126</text:p>
          </table:table-cell>
          <table:table-cell office:value-type="float" office:value="9180">
            <text:p>9180</text:p>
          </table:table-cell>
          <table:table-cell office:value-type="float" office:value="1.5">
            <text:p>1.5</text:p>
          </table:table-cell>
          <table:table-cell office:value-type="float" office:value="13.875">
            <text:p>13.875</text:p>
          </table:table-cell>
          <table:table-cell office:value-type="float" office:value="60.75">
            <text:p>60.75</text:p>
          </table:table-cell>
          <table:table-cell office:value-type="float" office:value="0.000558035714285714">
            <text:p>0.0005580357</text:p>
          </table:table-cell>
          <table:table-cell office:value-type="float" office:value="0.00270678891923527">
            <text:p>0.0027067889</text:p>
          </table:table-cell>
          <table:table-cell office:value-type="float" office:value="0.00661764705882353">
            <text:p>0.0066176471</text:p>
          </table:table-cell>
          <table:table-cell office:value-type="float" office:value="1.00195373535156">
            <text:p>1.0019537354</text:p>
          </table:table-cell>
          <table:table-cell office:value-type="float" office:value="1.00948812156158">
            <text:p>1.0094881216</text:p>
          </table:table-cell>
          <table:table-cell office:value-type="float" office:value="1.02324759948097">
            <text:p>1.02324759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3013">
            <text:p>3013</text:p>
          </table:table-cell>
          <table:table-cell office:value-type="float" office:value="5412">
            <text:p>5412</text:p>
          </table:table-cell>
          <table:table-cell office:value-type="float" office:value="9918">
            <text:p>9918</text:p>
          </table:table-cell>
          <table:table-cell office:value-type="float" office:value="-131.875">
            <text:p>-131.875</text:p>
          </table:table-cell>
          <table:table-cell office:value-type="float" office:value="-121.25">
            <text:p>-121.25</text:p>
          </table:table-cell>
          <table:table-cell office:value-type="float" office:value="-192.875">
            <text:p>-192.875</text:p>
          </table:table-cell>
          <table:table-cell office:value-type="float" office:value="-0.0437686691005642">
            <text:p>-0.0437686691</text:p>
          </table:table-cell>
          <table:table-cell office:value-type="float" office:value="-0.0224039172209904">
            <text:p>-0.0224039172</text:p>
          </table:table-cell>
          <table:table-cell office:value-type="float" office:value="-0.0194469651139343">
            <text:p>-0.0194469651</text:p>
          </table:table-cell>
          <table:table-cell office:value-type="float" office:value="0.850564423081901">
            <text:p>0.8505644231</text:p>
          </table:table-cell>
          <table:table-cell office:value-type="float" office:value="0.92257008331995">
            <text:p>0.9225700833</text:p>
          </table:table-cell>
          <table:table-cell office:value-type="float" office:value="0.93267686362743">
            <text:p>0.9326768636</text:p>
          </table:table-cell>
          <table:table-cell office:value-type="float" office:value="-15.4874476157893">
            <text:p>-15.4874476158</text:p>
          </table:table-cell>
          <table:table-cell office:value-type="float" office:value="-30.5907777367551">
            <text:p>-30.59077773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290">
            <text:p>290</text:p>
          </table:table-cell>
          <table:table-cell office:value-type="float" office:value="3794">
            <text:p>3794</text:p>
          </table:table-cell>
          <table:table-cell office:value-type="float" office:value="5677">
            <text:p>5677</text:p>
          </table:table-cell>
          <table:table-cell office:value-type="float" office:value="9686">
            <text:p>9686</text:p>
          </table:table-cell>
          <table:table-cell office:value-type="float" office:value="-12.25">
            <text:p>-12.25</text:p>
          </table:table-cell>
          <table:table-cell office:value-type="float" office:value="-228.75">
            <text:p>-228.75</text:p>
          </table:table-cell>
          <table:table-cell office:value-type="float" office:value="-100.75">
            <text:p>-100.75</text:p>
          </table:table-cell>
          <table:table-cell office:value-type="float" office:value="-0.00322878228782288">
            <text:p>-0.0032287823</text:p>
          </table:table-cell>
          <table:table-cell office:value-type="float" office:value="-0.0402941694556984">
            <text:p>-0.0402941695</text:p>
          </table:table-cell>
          <table:table-cell office:value-type="float" office:value="-0.0104016105719595">
            <text:p>-0.0104016106</text:p>
          </table:table-cell>
          <table:table-cell office:value-type="float" office:value="0.988719695061342">
            <text:p>0.9887196951</text:p>
          </table:table-cell>
          <table:table-cell office:value-type="float" office:value="0.86215270228562">
            <text:p>0.8621527023</text:p>
          </table:table-cell>
          <table:table-cell office:value-type="float" office:value="0.963806422263023">
            <text:p>0.9638064223</text:p>
          </table:table-cell>
          <table:table-cell office:value-type="float" office:value="0">
            <text:p>0</text:p>
          </table:table-cell>
          <table:table-cell office:value-type="float" office:value="-16.8532214875469">
            <text:p>-16.8532214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324">
            <text:p>324</text:p>
          </table:table-cell>
          <table:table-cell office:value-type="float" office:value="4247">
            <text:p>4247</text:p>
          </table:table-cell>
          <table:table-cell office:value-type="float" office:value="6188">
            <text:p>6188</text:p>
          </table:table-cell>
          <table:table-cell office:value-type="float" office:value="11585">
            <text:p>11585</text:p>
          </table:table-cell>
          <table:table-cell office:value-type="float" office:value="-95.875">
            <text:p>-95.875</text:p>
          </table:table-cell>
          <table:table-cell office:value-type="float" office:value="-54">
            <text:p>-54</text:p>
          </table:table-cell>
          <table:table-cell office:value-type="float" office:value="-128.5">
            <text:p>-128.5</text:p>
          </table:table-cell>
          <table:table-cell office:value-type="float" office:value="-0.0225747586531669">
            <text:p>-0.0225747587</text:p>
          </table:table-cell>
          <table:table-cell office:value-type="float" office:value="-0.00872656755009696">
            <text:p>-0.0087265676</text:p>
          </table:table-cell>
          <table:table-cell office:value-type="float" office:value="-0.0110919292188174">
            <text:p>-0.0110919292</text:p>
          </table:table-cell>
          <table:table-cell office:value-type="float" office:value="0.921987199381283">
            <text:p>0.9219871994</text:p>
          </table:table-cell>
          <table:table-cell office:value-type="float" office:value="0.969606273417825">
            <text:p>0.9696062734</text:p>
          </table:table-cell>
          <table:table-cell office:value-type="float" office:value="0.961419388285978">
            <text:p>0.9614193883</text:p>
          </table:table-cell>
          <table:table-cell office:value-type="float" office:value="-30.35662981166">
            <text:p>-30.35662981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3744">
            <text:p>3744</text:p>
          </table:table-cell>
          <table:table-cell office:value-type="float" office:value="5840">
            <text:p>5840</text:p>
          </table:table-cell>
          <table:table-cell office:value-type="float" office:value="10213">
            <text:p>10213</text:p>
          </table:table-cell>
          <table:table-cell office:value-type="float" office:value="-66.25">
            <text:p>-66.25</text:p>
          </table:table-cell>
          <table:table-cell office:value-type="float" office:value="-173.25">
            <text:p>-173.25</text:p>
          </table:table-cell>
          <table:table-cell office:value-type="float" office:value="-391.5">
            <text:p>-391.5</text:p>
          </table:table-cell>
          <table:table-cell office:value-type="float" office:value="-0.0176949786324786">
            <text:p>-0.0176949786</text:p>
          </table:table-cell>
          <table:table-cell office:value-type="float" office:value="-0.029666095890411">
            <text:p>-0.0296660959</text:p>
          </table:table-cell>
          <table:table-cell office:value-type="float" office:value="-0.038333496524038">
            <text:p>-0.0383334965</text:p>
          </table:table-cell>
          <table:table-cell office:value-type="float" office:value="0.93868127483318">
            <text:p>0.9386812748</text:p>
          </table:table-cell>
          <table:table-cell office:value-type="float" office:value="0.897893615784505">
            <text:p>0.8978936158</text:p>
          </table:table-cell>
          <table:table-cell office:value-type="float" office:value="0.868712897799154">
            <text:p>0.8687128978</text:p>
          </table:table-cell>
          <table:table-cell office:value-type="float" office:value="0">
            <text:p>0</text:p>
          </table:table-cell>
          <table:table-cell office:value-type="float" office:value="-23.0166481612625">
            <text:p>-23.0166481613</text:p>
          </table:table-cell>
          <table:table-cell office:value-type="float" office:value="-17.7331920658705">
            <text:p>-17.7331920659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344">
            <text:p>344</text:p>
          </table:table-cell>
          <table:table-cell office:value-type="float" office:value="3049">
            <text:p>3049</text:p>
          </table:table-cell>
          <table:table-cell office:value-type="float" office:value="5014">
            <text:p>5014</text:p>
          </table:table-cell>
          <table:table-cell office:value-type="float" office:value="9018">
            <text:p>9018</text:p>
          </table:table-cell>
          <table:table-cell office:value-type="float" office:value="-122.142857142857">
            <text:p>-122.1428571429</text:p>
          </table:table-cell>
          <table:table-cell office:value-type="float" office:value="-297.666666666667">
            <text:p>-297.6666666667</text:p>
          </table:table-cell>
          <table:table-cell office:value-type="float" office:value="-25.7142857142857">
            <text:p>-25.7142857143</text:p>
          </table:table-cell>
          <table:table-cell office:value-type="float" office:value="-0.0400599728248138">
            <text:p>-0.0400599728</text:p>
          </table:table-cell>
          <table:table-cell office:value-type="float" office:value="-0.0593671054381066">
            <text:p>-0.0593671054</text:p>
          </table:table-cell>
          <table:table-cell office:value-type="float" office:value="-0.00285143997718848">
            <text:p>-0.00285144</text:p>
          </table:table-cell>
          <table:table-cell office:value-type="float" office:value="0.862935505901693">
            <text:p>0.8629355059</text:p>
          </table:table-cell>
          <table:table-cell office:value-type="float" office:value="0.799123059254501">
            <text:p>0.7991230593</text:p>
          </table:table-cell>
          <table:table-cell office:value-type="float" office:value="0.99003589627133">
            <text:p>0.9900358963</text:p>
          </table:table-cell>
          <table:table-cell office:value-type="float" office:value="-16.9538020594034">
            <text:p>-16.9538020594</text:p>
          </table:table-cell>
          <table:table-cell office:value-type="float" office:value="-11.3255016238696">
            <text:p>-11.32550162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4">
            <text:p>4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336">
            <text:p>336</text:p>
          </table:table-cell>
          <table:table-cell office:value-type="float" office:value="2671">
            <text:p>2671</text:p>
          </table:table-cell>
          <table:table-cell office:value-type="float" office:value="4864">
            <text:p>4864</text:p>
          </table:table-cell>
          <table:table-cell office:value-type="float" office:value="9099">
            <text:p>9099</text:p>
          </table:table-cell>
          <table:table-cell office:value-type="float" office:value="-291.333333333333">
            <text:p>-291.3333333333</text:p>
          </table:table-cell>
          <table:table-cell office:value-type="float" office:value="-510.4">
            <text:p>-510.4</text:p>
          </table:table-cell>
          <table:table-cell office:value-type="float" office:value="6">
            <text:p>6</text:p>
          </table:table-cell>
          <table:table-cell office:value-type="float" office:value="-0.109072756770248">
            <text:p>-0.1090727568</text:p>
          </table:table-cell>
          <table:table-cell office:value-type="float" office:value="-0.104934210526316">
            <text:p>-0.1049342105</text:p>
          </table:table-cell>
          <table:table-cell office:value-type="float" office:value="0.000659413122321134">
            <text:p>0.0006594131</text:p>
          </table:table-cell>
          <table:table-cell office:value-type="float" office:value="0.641563209192276">
            <text:p>0.6415632092</text:p>
          </table:table-cell>
          <table:table-cell office:value-type="float" office:value="0.654312192693906">
            <text:p>0.6543121927</text:p>
          </table:table-cell>
          <table:table-cell office:value-type="float" office:value="1.00230879818643">
            <text:p>1.0023087982</text:p>
          </table:table-cell>
          <table:table-cell office:value-type="float" office:value="-6.00166337109221">
            <text:p>-6.0016633711</text:p>
          </table:table-cell>
          <table:table-cell office:value-type="float" office:value="-6.25256483799919">
            <text:p>-6.2525648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40">
            <text:p>340</text:p>
          </table:table-cell>
          <table:table-cell office:value-type="float" office:value="2504">
            <text:p>2504</text:p>
          </table:table-cell>
          <table:table-cell office:value-type="float" office:value="4591">
            <text:p>4591</text:p>
          </table:table-cell>
          <table:table-cell office:value-type="float" office:value="8532">
            <text:p>8532</text:p>
          </table:table-cell>
          <table:table-cell office:value-type="float" office:value="-417.8">
            <text:p>-417.8</text:p>
          </table:table-cell>
          <table:table-cell office:value-type="float" office:value="-799">
            <text:p>-799</text:p>
          </table:table-cell>
          <table:table-cell office:value-type="float" office:value="-208.8">
            <text:p>-208.8</text:p>
          </table:table-cell>
          <table:table-cell office:value-type="float" office:value="-0.16685303514377">
            <text:p>-0.1668530351</text:p>
          </table:table-cell>
          <table:table-cell office:value-type="float" office:value="-0.174036157699848">
            <text:p>-0.1740361577</text:p>
          </table:table-cell>
          <table:table-cell office:value-type="float" office:value="-0.0244725738396624">
            <text:p>-0.0244725738</text:p>
          </table:table-cell>
          <table:table-cell office:value-type="float" office:value="0.470580650256714">
            <text:p>0.4705806503</text:p>
          </table:table-cell>
          <table:table-cell office:value-type="float" office:value="0.450239073056909">
            <text:p>0.4502390731</text:p>
          </table:table-cell>
          <table:table-cell office:value-type="float" office:value="0.915519849027043">
            <text:p>0.915519849</text:p>
          </table:table-cell>
          <table:table-cell office:value-type="float" office:value="-3.79712580507191">
            <text:p>-3.7971258051</text:p>
          </table:table-cell>
          <table:table-cell office:value-type="float" office:value="-3.62516559456947">
            <text:p>-3.6251655946</text:p>
          </table:table-cell>
          <table:table-cell office:value-type="float" office:value="-27.9754231437658">
            <text:p>-27.9754231438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279">
            <text:p>279</text:p>
          </table:table-cell>
          <table:table-cell office:value-type="float" office:value="2158">
            <text:p>2158</text:p>
          </table:table-cell>
          <table:table-cell office:value-type="float" office:value="4192">
            <text:p>4192</text:p>
          </table:table-cell>
          <table:table-cell office:value-type="float" office:value="8673">
            <text:p>8673</text:p>
          </table:table-cell>
          <table:table-cell office:value-type="float" office:value="-396.5">
            <text:p>-396.5</text:p>
          </table:table-cell>
          <table:table-cell office:value-type="float" office:value="-770.25">
            <text:p>-770.25</text:p>
          </table:table-cell>
          <table:table-cell office:value-type="float" office:value="0">
            <text:p>0</text:p>
          </table:table-cell>
          <table:table-cell office:value-type="float" office:value="-0.183734939759036">
            <text:p>-0.1837349398</text:p>
          </table:table-cell>
          <table:table-cell office:value-type="float" office:value="-0.18374284351145">
            <text:p>-0.1837428435</text:p>
          </table:table-cell>
          <table:table-cell office:value-type="float" office:value="0">
            <text:p>0</text:p>
          </table:table-cell>
          <table:table-cell office:value-type="float" office:value="0.423094425896356">
            <text:p>0.4230944259</text:p>
          </table:table-cell>
          <table:table-cell office:value-type="float" office:value="0.423072455491603">
            <text:p>0.4230724555</text:p>
          </table:table-cell>
          <table:table-cell office:value-type="float" office:value="1.06">
            <text:p>1.06</text:p>
          </table:table-cell>
          <table:table-cell office:value-type="float" office:value="-3.41424653783867">
            <text:p>-3.4142465378</text:p>
          </table:table-cell>
          <table:table-cell office:value-type="float" office:value="-3.4140837028216">
            <text:p>-3.41408370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5">
            <text:p>5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1851">
            <text:p>1851</text:p>
          </table:table-cell>
          <table:table-cell office:value-type="float" office:value="3949">
            <text:p>3949</text:p>
          </table:table-cell>
          <table:table-cell office:value-type="float" office:value="8816">
            <text:p>8816</text:p>
          </table:table-cell>
          <table:table-cell table:number-columns-repeated="6"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1.02">
            <text:p>1.02</text:p>
          </table:table-cell>
          <table:table-cell office:value-type="float" office:value="1.06">
            <text:p>1.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5">
            <text:p>5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311">
            <text:p>311</text:p>
          </table:table-cell>
          <table:table-cell office:value-type="float" office:value="1588">
            <text:p>1588</text:p>
          </table:table-cell>
          <table:table-cell office:value-type="float" office:value="3683">
            <text:p>3683</text:p>
          </table:table-cell>
          <table:table-cell office:value-type="float" office:value="8962">
            <text:p>8962</text:p>
          </table:table-cell>
          <table:table-cell table:number-columns-repeated="6"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.67">
            <text:p>0.67</text:p>
          </table:table-cell>
          <table:table-cell office:value-type="float" office:value="1.06">
            <text:p>1.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85.75">
            <text:p>85.75</text:p>
          </table:table-cell>
          <table:table-cell office:value-type="float" office:value="4449.5">
            <text:p>4449.5</text:p>
          </table:table-cell>
          <table:table-cell office:value-type="float" office:value="16153.75">
            <text:p>16153.75</text:p>
          </table:table-cell>
          <table:table-cell office:value-type="float" office:value="7.945">
            <text:p>7.945</text:p>
          </table:table-cell>
          <table:table-cell table:number-columns-repeated="3" office:value-type="float" office:value="5">
            <text:p>5</text:p>
          </table:table-cell>
          <table:table-cell office:value-type="float" office:value="342">
            <text:p>342</text:p>
          </table:table-cell>
          <table:table-cell office:value-type="float" office:value="492">
            <text:p>492</text:p>
          </table:table-cell>
          <table:table-cell office:value-type="float" office:value="342">
            <text:p>342</text:p>
          </table:table-cell>
          <table:table-cell office:value-type="float" office:value="1363">
            <text:p>1363</text:p>
          </table:table-cell>
          <table:table-cell office:value-type="float" office:value="3424">
            <text:p>3424</text:p>
          </table:table-cell>
          <table:table-cell office:value-type="float" office:value="9110">
            <text:p>9110</text:p>
          </table:table-cell>
          <table:table-cell table:number-columns-repeated="6"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1.02">
            <text:p>1.02</text:p>
          </table:table-cell>
          <table:table-cell office:value-type="float" office:value="1.06">
            <text:p>1.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77.3333333333333">
            <text:p>77.3333333333</text:p>
          </table:table-cell>
          <table:table-cell office:value-type="float" office:value="4399.33333333333">
            <text:p>4399.3333333333</text:p>
          </table:table-cell>
          <table:table-cell office:value-type="float" office:value="15172.3333333333">
            <text:p>15172.3333333333</text:p>
          </table:table-cell>
          <table:table-cell office:value-type="float" office:value="7.95333333333333">
            <text:p>7.953333333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34">
            <text:p>334</text:p>
          </table:table-cell>
          <table:table-cell office:value-type="float" office:value="1169">
            <text:p>1169</text:p>
          </table:table-cell>
          <table:table-cell office:value-type="float" office:value="3348">
            <text:p>3348</text:p>
          </table:table-cell>
          <table:table-cell office:value-type="float" office:value="9260">
            <text:p>9260</text:p>
          </table:table-cell>
          <table:table-cell table:number-columns-repeated="6"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.66">
            <text:p>0.66</text:p>
          </table:table-cell>
          <table:table-cell office:value-type="float" office:value="1.06">
            <text:p>1.0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number-columns-repeated="2" table:default-cell-style-name="Default"/>
        <table:table-column table:style-name="co13" table:number-columns-repeated="2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51">
            <text:p>0.51</text:p>
          </table:table-cell>
          <table:table-cell office:value-type="float" office:value="0.66">
            <text:p>0.66</text:p>
          </table:table-cell>
          <table:table-cell office:value-type="float" office:value="1.06">
            <text:p>1.06</text:p>
          </table:table-cell>
          <table:table-cell office:value-type="float" office:value="-4">
            <text:p>-4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1.3">
            <text:p>21.3</text:p>
          </table:table-cell>
          <table:table-cell office:value-type="float" office:value="23.3">
            <text:p>23.3</text:p>
          </table:table-cell>
          <table:table-cell office:value-type="float" office:value="12443">
            <text:p>12443</text:p>
          </table:table-cell>
          <table:table-cell office:value-type="float" office:value="12520">
            <text:p>12520</text:p>
          </table:table-cell>
          <table:table-cell office:value-type="float" office:value="13324">
            <text:p>133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2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28:41.95</dc:date>
    <dc:creator>Liam Widdess</dc:creator>
    <meta:editing-duration>P2DT3H30M47S</meta:editing-duration>
    <meta:editing-cycles>185</meta:editing-cycles>
    <meta:generator>OpenOffice/4.1.7$Win32 OpenOffice.org_project/417m1$Build-9800</meta:generator>
    <meta:document-statistic meta:table-count="8" meta:cell-count="972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293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740">
                <text:p>15740</text:p>
              </table:table-cell>
              <table:table-cell office:value-type="float" office:value="26295">
                <text:p>2629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7279">
                <text:p>2727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531">
                <text:p>2853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30183">
                <text:p>30183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44">
                <text:p>19444</text:p>
              </table:table-cell>
              <table:table-cell office:value-type="float" office:value="30705">
                <text:p>30705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441">
                <text:p>20441</text:p>
              </table:table-cell>
              <table:table-cell office:value-type="float" office:value="29165">
                <text:p>2916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20507">
                <text:p>20507</text:p>
              </table:table-cell>
              <table:table-cell office:value-type="float" office:value="28801">
                <text:p>28801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20054">
                <text:p>20054</text:p>
              </table:table-cell>
              <table:table-cell office:value-type="float" office:value="30107">
                <text:p>3010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244">
                <text:p>15244</text:p>
              </table:table-cell>
              <table:table-cell office:value-type="float" office:value="19725">
                <text:p>19725</text:p>
              </table:table-cell>
              <table:table-cell office:value-type="float" office:value="30734">
                <text:p>3073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618">
                <text:p>15618</text:p>
              </table:table-cell>
              <table:table-cell office:value-type="float" office:value="20484">
                <text:p>20484</text:p>
              </table:table-cell>
              <table:table-cell office:value-type="float" office:value="29165">
                <text:p>29165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356">
                <text:p>16356</text:p>
              </table:table-cell>
              <table:table-cell office:value-type="float" office:value="21224">
                <text:p>21224</text:p>
              </table:table-cell>
              <table:table-cell office:value-type="float" office:value="28801">
                <text:p>2880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5766">
                <text:p>15766</text:p>
              </table:table-cell>
              <table:table-cell office:value-type="float" office:value="22292">
                <text:p>22292</text:p>
              </table:table-cell>
              <table:table-cell office:value-type="float" office:value="30328">
                <text:p>30328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354">
                <text:p>15354</text:p>
              </table:table-cell>
              <table:table-cell office:value-type="float" office:value="22747">
                <text:p>22747</text:p>
              </table:table-cell>
              <table:table-cell office:value-type="float" office:value="30734">
                <text:p>30734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678">
                <text:p>15678</text:p>
              </table:table-cell>
              <table:table-cell office:value-type="float" office:value="21093">
                <text:p>21093</text:p>
              </table:table-cell>
              <table:table-cell office:value-type="float" office:value="29165">
                <text:p>29165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290">
                <text:p>16290</text:p>
              </table:table-cell>
              <table:table-cell office:value-type="float" office:value="20756">
                <text:p>20756</text:p>
              </table:table-cell>
              <table:table-cell office:value-type="float" office:value="28446">
                <text:p>2844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766">
                <text:p>15766</text:p>
              </table:table-cell>
              <table:table-cell office:value-type="float" office:value="20664">
                <text:p>20664</text:p>
              </table:table-cell>
              <table:table-cell office:value-type="float" office:value="30385">
                <text:p>303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354">
                <text:p>15354</text:p>
              </table:table-cell>
              <table:table-cell office:value-type="float" office:value="20742">
                <text:p>20742</text:p>
              </table:table-cell>
              <table:table-cell office:value-type="float" office:value="30715">
                <text:p>30715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678">
                <text:p>15678</text:p>
              </table:table-cell>
              <table:table-cell office:value-type="float" office:value="21178">
                <text:p>21178</text:p>
              </table:table-cell>
              <table:table-cell office:value-type="float" office:value="29061">
                <text:p>2906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214">
                <text:p>16214</text:p>
              </table:table-cell>
              <table:table-cell office:value-type="float" office:value="21088">
                <text:p>21088</text:p>
              </table:table-cell>
              <table:table-cell office:value-type="float" office:value="32322">
                <text:p>3232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373">
                <text:p>16373</text:p>
              </table:table-cell>
              <table:table-cell office:value-type="float" office:value="22760">
                <text:p>22760</text:p>
              </table:table-cell>
              <table:table-cell office:value-type="float" office:value="34217">
                <text:p>3421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727">
                <text:p>15727</text:p>
              </table:table-cell>
              <table:table-cell office:value-type="float" office:value="22519">
                <text:p>22519</text:p>
              </table:table-cell>
              <table:table-cell office:value-type="float" office:value="34806">
                <text:p>34806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068">
                <text:p>16068</text:p>
              </table:table-cell>
              <table:table-cell office:value-type="float" office:value="21581">
                <text:p>21581</text:p>
              </table:table-cell>
              <table:table-cell office:value-type="float" office:value="33840">
                <text:p>33840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378">
                <text:p>15378</text:p>
              </table:table-cell>
              <table:table-cell office:value-type="float" office:value="22668">
                <text:p>22668</text:p>
              </table:table-cell>
              <table:table-cell office:value-type="float" office:value="32366">
                <text:p>3236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262">
                <text:p>15262</text:p>
              </table:table-cell>
              <table:table-cell office:value-type="float" office:value="20945">
                <text:p>20945</text:p>
              </table:table-cell>
              <table:table-cell office:value-type="float" office:value="34217">
                <text:p>3421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348">
                <text:p>14348</text:p>
              </table:table-cell>
              <table:table-cell office:value-type="float" office:value="20720">
                <text:p>20720</text:p>
              </table:table-cell>
              <table:table-cell office:value-type="float" office:value="34984">
                <text:p>34984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703">
                <text:p>12703</text:p>
              </table:table-cell>
              <table:table-cell office:value-type="float" office:value="21032">
                <text:p>21032</text:p>
              </table:table-cell>
              <table:table-cell office:value-type="float" office:value="33946">
                <text:p>339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682">
                <text:p>11682</text:p>
              </table:table-cell>
              <table:table-cell office:value-type="float" office:value="20536">
                <text:p>20536</text:p>
              </table:table-cell>
              <table:table-cell office:value-type="float" office:value="32607">
                <text:p>326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088">
                <text:p>12088</text:p>
              </table:table-cell>
              <table:table-cell office:value-type="float" office:value="20011">
                <text:p>20011</text:p>
              </table:table-cell>
              <table:table-cell office:value-type="float" office:value="32755">
                <text:p>32755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148">
                <text:p>13148</text:p>
              </table:table-cell>
              <table:table-cell office:value-type="float" office:value="19704">
                <text:p>19704</text:p>
              </table:table-cell>
              <table:table-cell office:value-type="float" office:value="33888">
                <text:p>3388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518">
                <text:p>12518</text:p>
              </table:table-cell>
              <table:table-cell office:value-type="float" office:value="18878">
                <text:p>18878</text:p>
              </table:table-cell>
              <table:table-cell office:value-type="float" office:value="32966">
                <text:p>3296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682">
                <text:p>11682</text:p>
              </table:table-cell>
              <table:table-cell office:value-type="float" office:value="17755">
                <text:p>17755</text:p>
              </table:table-cell>
              <table:table-cell office:value-type="float" office:value="29768">
                <text:p>2976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068">
                <text:p>12068</text:p>
              </table:table-cell>
              <table:table-cell office:value-type="float" office:value="17397">
                <text:p>17397</text:p>
              </table:table-cell>
              <table:table-cell office:value-type="float" office:value="26885">
                <text:p>2688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703">
                <text:p>12703</text:p>
              </table:table-cell>
              <table:table-cell office:value-type="float" office:value="17135">
                <text:p>17135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992">
                <text:p>11992</text:p>
              </table:table-cell>
              <table:table-cell office:value-type="float" office:value="15821">
                <text:p>15821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511">
                <text:p>11511</text:p>
              </table:table-cell>
              <table:table-cell office:value-type="float" office:value="15544">
                <text:p>15544</text:p>
              </table:table-cell>
              <table:table-cell office:value-type="float" office:value="23931">
                <text:p>2393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652">
                <text:p>11652</text:p>
              </table:table-cell>
              <table:table-cell office:value-type="float" office:value="15474">
                <text:p>15474</text:p>
              </table:table-cell>
              <table:table-cell office:value-type="float" office:value="24067">
                <text:p>2406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848">
                <text:p>11848</text:p>
              </table:table-cell>
              <table:table-cell office:value-type="float" office:value="16032">
                <text:p>16032</text:p>
              </table:table-cell>
              <table:table-cell office:value-type="float" office:value="22957">
                <text:p>2295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728">
                <text:p>11728</text:p>
              </table:table-cell>
              <table:table-cell office:value-type="float" office:value="15613">
                <text:p>15613</text:p>
              </table:table-cell>
              <table:table-cell office:value-type="float" office:value="22444">
                <text:p>2244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636">
                <text:p>11636</text:p>
              </table:table-cell>
              <table:table-cell office:value-type="float" office:value="16430">
                <text:p>16430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335">
                <text:p>11335</text:p>
              </table:table-cell>
              <table:table-cell office:value-type="float" office:value="16202">
                <text:p>16202</text:p>
              </table:table-cell>
              <table:table-cell office:value-type="float" office:value="23206">
                <text:p>2320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524">
                <text:p>11524</text:p>
              </table:table-cell>
              <table:table-cell office:value-type="float" office:value="15360">
                <text:p>15360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472">
                <text:p>11472</text:p>
              </table:table-cell>
              <table:table-cell office:value-type="float" office:value="15196">
                <text:p>15196</text:p>
              </table:table-cell>
              <table:table-cell office:value-type="float" office:value="21597">
                <text:p>2159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158">
                <text:p>11158</text:p>
              </table:table-cell>
              <table:table-cell office:value-type="float" office:value="14990">
                <text:p>14990</text:p>
              </table:table-cell>
              <table:table-cell office:value-type="float" office:value="22406">
                <text:p>2240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845">
                <text:p>10845</text:p>
              </table:table-cell>
              <table:table-cell office:value-type="float" office:value="14852">
                <text:p>14852</text:p>
              </table:table-cell>
              <table:table-cell office:value-type="float" office:value="22140">
                <text:p>22140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305">
                <text:p>11305</text:p>
              </table:table-cell>
              <table:table-cell office:value-type="float" office:value="14904">
                <text:p>14904</text:p>
              </table:table-cell>
              <table:table-cell office:value-type="float" office:value="21280">
                <text:p>21280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162">
                <text:p>11162</text:p>
              </table:table-cell>
              <table:table-cell office:value-type="float" office:value="15162">
                <text:p>15162</text:p>
              </table:table-cell>
              <table:table-cell office:value-type="float" office:value="22003">
                <text:p>2200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1009">
                <text:p>11009</text:p>
              </table:table-cell>
              <table:table-cell office:value-type="float" office:value="14438">
                <text:p>14438</text:p>
              </table:table-cell>
              <table:table-cell office:value-type="float" office:value="22047">
                <text:p>2204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352">
                <text:p>10352</text:p>
              </table:table-cell>
              <table:table-cell office:value-type="float" office:value="14512">
                <text:p>14512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628">
                <text:p>8628</text:p>
              </table:table-cell>
              <table:table-cell office:value-type="float" office:value="14336">
                <text:p>14336</text:p>
              </table:table-cell>
              <table:table-cell office:value-type="float" office:value="20796">
                <text:p>2079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6808">
                <text:p>6808</text:p>
              </table:table-cell>
              <table:table-cell office:value-type="float" office:value="12218">
                <text:p>12218</text:p>
              </table:table-cell>
              <table:table-cell office:value-type="float" office:value="21115">
                <text:p>21115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5148">
                <text:p>5148</text:p>
              </table:table-cell>
              <table:table-cell office:value-type="float" office:value="11619">
                <text:p>11619</text:p>
              </table:table-cell>
              <table:table-cell office:value-type="float" office:value="19300">
                <text:p>19300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4320">
                <text:p>4320</text:p>
              </table:table-cell>
              <table:table-cell office:value-type="float" office:value="11484">
                <text:p>11484</text:p>
              </table:table-cell>
              <table:table-cell office:value-type="float" office:value="19705">
                <text:p>1970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4332">
                <text:p>4332</text:p>
              </table:table-cell>
              <table:table-cell office:value-type="float" office:value="11327">
                <text:p>11327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4680">
                <text:p>4680</text:p>
              </table:table-cell>
              <table:table-cell office:value-type="float" office:value="11066">
                <text:p>11066</text:p>
              </table:table-cell>
              <table:table-cell office:value-type="float" office:value="20708">
                <text:p>2070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5148">
                <text:p>5148</text:p>
              </table:table-cell>
              <table:table-cell office:value-type="float" office:value="9516">
                <text:p>9516</text:p>
              </table:table-cell>
              <table:table-cell office:value-type="float" office:value="18723">
                <text:p>1872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4320">
                <text:p>4320</text:p>
              </table:table-cell>
              <table:table-cell office:value-type="float" office:value="9802">
                <text:p>9802</text:p>
              </table:table-cell>
              <table:table-cell office:value-type="float" office:value="17991">
                <text:p>1799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4332">
                <text:p>4332</text:p>
              </table:table-cell>
              <table:table-cell office:value-type="float" office:value="8423">
                <text:p>8423</text:p>
              </table:table-cell>
              <table:table-cell office:value-type="float" office:value="14698">
                <text:p>1469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4680">
                <text:p>4680</text:p>
              </table:table-cell>
              <table:table-cell office:value-type="float" office:value="7800">
                <text:p>7800</text:p>
              </table:table-cell>
              <table:table-cell office:value-type="float" office:value="11587">
                <text:p>1158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4128">
                <text:p>4128</text:p>
              </table:table-cell>
              <table:table-cell office:value-type="float" office:value="6880">
                <text:p>6880</text:p>
              </table:table-cell>
              <table:table-cell office:value-type="float" office:value="13369">
                <text:p>1336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3480">
                <text:p>3480</text:p>
              </table:table-cell>
              <table:table-cell office:value-type="float" office:value="6832">
                <text:p>6832</text:p>
              </table:table-cell>
              <table:table-cell office:value-type="float" office:value="13688">
                <text:p>1368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3888">
                <text:p>3888</text:p>
              </table:table-cell>
              <table:table-cell office:value-type="float" office:value="6820">
                <text:p>6820</text:p>
              </table:table-cell>
              <table:table-cell office:value-type="float" office:value="12673">
                <text:p>12673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4308">
                <text:p>4308</text:p>
              </table:table-cell>
              <table:table-cell office:value-type="float" office:value="6968">
                <text:p>6968</text:p>
              </table:table-cell>
              <table:table-cell office:value-type="float" office:value="12447">
                <text:p>1244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4128">
                <text:p>4128</text:p>
              </table:table-cell>
              <table:table-cell office:value-type="float" office:value="6608">
                <text:p>6608</text:p>
              </table:table-cell>
              <table:table-cell office:value-type="float" office:value="12744">
                <text:p>1274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3480">
                <text:p>3480</text:p>
              </table:table-cell>
              <table:table-cell office:value-type="float" office:value="6200">
                <text:p>6200</text:p>
              </table:table-cell>
              <table:table-cell office:value-type="float" office:value="11799">
                <text:p>11799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3888">
                <text:p>3888</text:p>
              </table:table-cell>
              <table:table-cell office:value-type="float" office:value="6256">
                <text:p>6256</text:p>
              </table:table-cell>
              <table:table-cell office:value-type="float" office:value="10638">
                <text:p>1063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3348">
                <text:p>3348</text:p>
              </table:table-cell>
              <table:table-cell office:value-type="float" office:value="5852">
                <text:p>5852</text:p>
              </table:table-cell>
              <table:table-cell office:value-type="float" office:value="10411">
                <text:p>1041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3252">
                <text:p>3252</text:p>
              </table:table-cell>
              <table:table-cell office:value-type="float" office:value="5654">
                <text:p>5654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3732">
                <text:p>3732</text:p>
              </table:table-cell>
              <table:table-cell office:value-type="float" office:value="5712">
                <text:p>5712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4080">
                <text:p>4080</text:p>
              </table:table-cell>
              <table:table-cell office:value-type="float" office:value="6103">
                <text:p>6103</text:p>
              </table:table-cell>
              <table:table-cell office:value-type="float" office:value="9860">
                <text:p>9860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3348">
                <text:p>3348</text:p>
              </table:table-cell>
              <table:table-cell office:value-type="float" office:value="5712">
                <text:p>5712</text:p>
              </table:table-cell>
              <table:table-cell office:value-type="float" office:value="9288">
                <text:p>928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3252">
                <text:p>3252</text:p>
              </table:table-cell>
              <table:table-cell office:value-type="float" office:value="5404">
                <text:p>5404</text:p>
              </table:table-cell>
              <table:table-cell office:value-type="float" office:value="9072">
                <text:p>907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688">
                <text:p>2688</text:p>
              </table:table-cell>
              <table:table-cell office:value-type="float" office:value="5126">
                <text:p>5126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3013">
                <text:p>3013</text:p>
              </table:table-cell>
              <table:table-cell office:value-type="float" office:value="5412">
                <text:p>5412</text:p>
              </table:table-cell>
              <table:table-cell office:value-type="float" office:value="9918">
                <text:p>991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3794">
                <text:p>3794</text:p>
              </table:table-cell>
              <table:table-cell office:value-type="float" office:value="5677">
                <text:p>5677</text:p>
              </table:table-cell>
              <table:table-cell office:value-type="float" office:value="9686">
                <text:p>968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4247">
                <text:p>4247</text:p>
              </table:table-cell>
              <table:table-cell office:value-type="float" office:value="6188">
                <text:p>6188</text:p>
              </table:table-cell>
              <table:table-cell office:value-type="float" office:value="11585">
                <text:p>1158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3744">
                <text:p>3744</text:p>
              </table:table-cell>
              <table:table-cell office:value-type="float" office:value="5840">
                <text:p>5840</text:p>
              </table:table-cell>
              <table:table-cell office:value-type="float" office:value="10213">
                <text:p>10213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3049">
                <text:p>3049</text:p>
              </table:table-cell>
              <table:table-cell office:value-type="float" office:value="5014">
                <text:p>5014</text:p>
              </table:table-cell>
              <table:table-cell office:value-type="float" office:value="9018">
                <text:p>901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2671">
                <text:p>2671</text:p>
              </table:table-cell>
              <table:table-cell office:value-type="float" office:value="4864">
                <text:p>4864</text:p>
              </table:table-cell>
              <table:table-cell office:value-type="float" office:value="9099">
                <text:p>9099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2504">
                <text:p>2504</text:p>
              </table:table-cell>
              <table:table-cell office:value-type="float" office:value="4591">
                <text:p>4591</text:p>
              </table:table-cell>
              <table:table-cell office:value-type="float" office:value="8532">
                <text:p>853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2158">
                <text:p>2158</text:p>
              </table:table-cell>
              <table:table-cell office:value-type="float" office:value="4192">
                <text:p>4192</text:p>
              </table:table-cell>
              <table:table-cell office:value-type="float" office:value="8673">
                <text:p>867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1">
                <text:p>1851</text:p>
              </table:table-cell>
              <table:table-cell office:value-type="float" office:value="3949">
                <text:p>3949</text:p>
              </table:table-cell>
              <table:table-cell office:value-type="float" office:value="8816">
                <text:p>8816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588">
                <text:p>1588</text:p>
              </table:table-cell>
              <table:table-cell office:value-type="float" office:value="3683">
                <text:p>3683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63">
                <text:p>1363</text:p>
              </table:table-cell>
              <table:table-cell office:value-type="float" office:value="3424">
                <text:p>3424</text:p>
              </table:table-cell>
              <table:table-cell office:value-type="float" office:value="9110">
                <text:p>9110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169">
                <text:p>1169</text:p>
              </table:table-cell>
              <table:table-cell office:value-type="float" office:value="3348">
                <text:p>3348</text:p>
              </table:table-cell>
              <table:table-cell office:value-type="float" office:value="9260">
                <text:p>92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474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9.5">
                <text:p>4449.5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99.33333333333">
                <text:p>4399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8cm" svg:y="1.404cm" svg:width="31.371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.945">
                <text:p>7.945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.95333333333333">
                <text:p>7.95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6cm" svg:y="1.352cm" svg:width="31.82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0163464960309">
                <text:p>1.2016346496030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9987400406786">
                <text:p>1.1998740040678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6984681748935">
                <text:p>1.1698468174893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1026374352055">
                <text:p>1.2102637435205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6866517567305">
                <text:p>1.16866517567305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8272190029">
                <text:p>1.10827219002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098719342502">
                <text:p>1.0098719342502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0550249220393">
                <text:p>1.0055024922039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99489902221772">
                <text:p>0.99948990222177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1237241546629">
                <text:p>1.1123724154662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6766972869863">
                <text:p>1.0676697286986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282226864572">
                <text:p>1.0128222686457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1962148836072">
                <text:p>1.0196214883607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844036992615">
                <text:p>1.02844036992615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569358861728">
                <text:p>1.056935886172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584205832732">
                <text:p>1.058420583273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6387501417147">
                <text:p>1.06387501417147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3778234303897">
                <text:p>1.0377823430389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4437654206033">
                <text:p>0.9844376542060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165169484601">
                <text:p>1.016516948460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3453754625166">
                <text:p>1.03453754625166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516278041227">
                <text:p>1.0516278041227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2770188571184">
                <text:p>1.0277018857118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0903666147872">
                <text:p>1.00903666147872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345420471147">
                <text:p>1.0334542047114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533534536974">
                <text:p>1.0553353453697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47095400536986">
                <text:p>0.847095400536986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799734613948686">
                <text:p>0.79973461394868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698400573373">
                <text:p>0.95369840057337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16826235059707">
                <text:p>0.916826235059707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92665625177196">
                <text:p>0.9926656251771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860489849372">
                <text:p>0.9860489849372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79133455815143">
                <text:p>0.979133455815143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789845098136071">
                <text:p>0.78984509813607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75972048468794">
                <text:p>0.97597204846879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14626533489932">
                <text:p>0.91462653348993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53415123501749">
                <text:p>0.953415123501749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70133057599753">
                <text:p>0.970133057599753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.00426340338343">
                <text:p>1.0042634033834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79008764159607">
                <text:p>0.979008764159607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55994615724352">
                <text:p>0.95599461572435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90398777473426">
                <text:p>0.99039877747342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22077240909105">
                <text:p>0.92207724090910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20903284976632">
                <text:p>0.92090328497663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.00187925500084">
                <text:p>1.0018792550008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80354157687769">
                <text:p>0.980354157687769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31467782095977">
                <text:p>0.93146778209597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8751863765832">
                <text:p>0.91875186376583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97163154035807">
                <text:p>0.99716315403580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826494783772221">
                <text:p>0.82649478377222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29681364133787">
                <text:p>0.929681364133787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807392499583113">
                <text:p>0.807392499583113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684620259671892">
                <text:p>0.68462025967189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32738779194116">
                <text:p>0.93273877919411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6907531204276">
                <text:p>0.9690753120427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70599593864766">
                <text:p>0.7059959386476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657425888555726">
                <text:p>0.65742588855572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809641917159763">
                <text:p>0.809641917159763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85474179983268">
                <text:p>0.8547417998326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63906189374916">
                <text:p>0.6390618937491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66312591050989">
                <text:p>0.966312591050989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65533754601979">
                <text:p>0.96553375460197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35790103867423">
                <text:p>0.935790103867423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66312591050989">
                <text:p>0.966312591050989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16118680542383">
                <text:p>0.916118680542383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890159279778393">
                <text:p>0.89015927977839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17698876970128">
                <text:p>0.91769887697012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.02746337890625">
                <text:p>1.0274633789062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862996315399477">
                <text:p>0.86299631539947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0897424612078">
                <text:p>1.0089742461207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974040079096083">
                <text:p>0.974040079096083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0948812156158">
                <text:p>1.0094881215615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92257008331995">
                <text:p>0.9225700833199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86215270228562">
                <text:p>0.8621527022856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69606273417825">
                <text:p>0.9696062734178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897893615784505">
                <text:p>0.8978936157845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799123059254501">
                <text:p>0.79912305925450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654312192693906">
                <text:p>0.654312192693906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450239073056909">
                <text:p>0.45023907305690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423072455491603">
                <text:p>0.42307245549160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552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6153.75">
                <text:p>16153.75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5172.3333333333">
                <text:p>15172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